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P8" style:family="paragraph" style:parent-style-name="Text_20_body">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9" style:family="paragraph" style:parent-style-name="Text_20_body">
      <style:text-properties style:use-window-font-color="true" loext:opacity="0%"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10" style:family="paragraph" style:parent-style-name="Text_20_body">
      <style:text-properties style:use-window-font-color="true" loext:opacity="0%" fo:language="en" fo:country="US" officeooo:rsid="001deec2" officeooo:paragraph-rsid="001deec2" style:font-name-asian="Times New Roman" style:font-size-asian="18pt" style:font-name-complex="Times New Roman" style:font-size-complex="12pt" style:language-complex="ar" style:country-complex="SA" style:font-weight-complex="bold"/>
    </style:style>
    <style:style style:name="P11" style:family="paragraph" style:parent-style-name="Standard">
      <style:text-properties style:use-window-font-color="true" loext:opacity="0%"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12" style:family="paragraph" style:parent-style-name="Text_20_body">
      <style:text-properties style:use-window-font-color="true" loext:opacity="0%" fo:language="en" fo:country="US" officeooo:rsid="0044bb7f" officeooo:paragraph-rsid="0044bb7f" style:font-name-asian="Times New Roman" style:font-size-asian="18pt" style:font-name-complex="Times New Roman" style:font-size-complex="12pt" style:language-complex="ar" style:country-complex="SA" style:font-weight-complex="bold"/>
    </style:style>
    <style:style style:name="P13" style:family="paragraph" style:parent-style-name="Text_20_body">
      <style:text-properties style:use-window-font-color="true" loext:opacity="0%" fo:language="en" fo:country="US" officeooo:rsid="0044bb7f" officeooo:paragraph-rsid="0054000b" style:font-name-asian="Times New Roman" style:font-size-asian="18pt" style:font-name-complex="Times New Roman" style:font-size-complex="12pt" style:language-complex="ar" style:country-complex="SA" style:font-weight-complex="bold"/>
    </style:style>
    <style:style style:name="P14" style:family="paragraph" style:parent-style-name="Text_20_body">
      <style:text-properties style:use-window-font-color="true" loext:opacity="0%" fo:language="en" fo:country="US" officeooo:rsid="0044bb7f" officeooo:paragraph-rsid="00672421" style:font-name-asian="Times New Roman" style:font-size-asian="18pt" style:font-name-complex="Times New Roman" style:font-size-complex="12pt" style:language-complex="ar" style:country-complex="SA" style:font-weight-complex="bold"/>
    </style:style>
    <style:style style:name="P15" style:family="paragraph" style:parent-style-name="Text_20_body">
      <style:text-properties style:use-window-font-color="true" loext:opacity="0%"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16" style:family="paragraph" style:parent-style-name="Text_20_body">
      <style:text-properties style:use-window-font-color="true" loext:opacity="0%"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17" style:family="paragraph" style:parent-style-name="Text_20_body">
      <style:text-properties style:use-window-font-color="true" loext:opacity="0%" fo:language="en" fo:country="US" officeooo:rsid="00672421" officeooo:paragraph-rsid="00672421" style:font-name-asian="Times New Roman" style:font-size-asian="18pt" style:font-name-complex="Times New Roman" style:font-size-complex="12pt" style:language-complex="ar" style:country-complex="SA" style:font-weight-complex="bold"/>
    </style:style>
    <style:style style:name="P18" style:family="paragraph" style:parent-style-name="Text_20_body">
      <style:text-properties style:use-window-font-color="true" loext:opacity="0%" fo:language="en" fo:country="US" officeooo:rsid="0067e139" officeooo:paragraph-rsid="0067e139" style:font-name-asian="Times New Roman" style:font-size-asian="18pt" style:font-name-complex="Times New Roman" style:font-size-complex="12pt" style:language-complex="ar" style:country-complex="SA" style:font-weight-complex="bold"/>
    </style:style>
    <style:style style:name="P19" style:family="paragraph" style:parent-style-name="Text_20_body">
      <style:text-properties style:use-window-font-color="true" loext:opacity="0%" fo:language="en" fo:country="US" officeooo:rsid="0068ca7a" officeooo:paragraph-rsid="0068ca7a" style:font-name-asian="Times New Roman" style:font-size-asian="18pt" style:font-name-complex="Times New Roman" style:font-size-complex="12pt" style:language-complex="ar" style:country-complex="SA" style:font-weight-complex="bold"/>
    </style:style>
    <style:style style:name="P20" style:family="paragraph" style:parent-style-name="Text_20_body">
      <style:text-properties style:use-window-font-color="true" loext:opacity="0%" fo:language="en" fo:country="US" fo:font-weight="bold" officeooo:rsid="005d1a8b" officeooo:paragraph-rsid="005d1a8b" style:font-name-asian="Times New Roman" style:font-size-asian="18pt" style:font-weight-asian="bold" style:font-name-complex="Times New Roman" style:font-size-complex="12pt" style:language-complex="ar" style:country-complex="SA" style:font-weight-complex="bold"/>
    </style:style>
    <style:style style:name="P21" style:family="paragraph" style:parent-style-name="Text_20_body">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2" style:family="paragraph" style:parent-style-name="Standard">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3" style:family="paragraph" style:parent-style-name="Text_20_body">
      <style:paragraph-properties fo:margin-top="0in" fo:margin-bottom="0in" style:contextual-spacing="false"/>
      <style:text-properties style:use-window-font-color="true" loext:opacity="0%"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24" style:family="paragraph" style:parent-style-name="Text_20_body">
      <style:text-properties style:use-window-font-color="true" loext:opacity="0%" style:font-name="Times New Roman" fo:font-size="12pt" fo:language="en" fo:country="US" officeooo:rsid="00672421" officeooo:paragraph-rsid="00672421" style:font-name-asian="Times New Roman" style:font-size-asian="18pt" style:font-name-complex="Times New Roman" style:font-size-complex="12pt" style:language-complex="ar" style:country-complex="SA" style:font-weight-complex="bold"/>
    </style:style>
    <style:style style:name="P25" style:family="paragraph" style:parent-style-name="Text_20_body">
      <style:text-properties officeooo:rsid="0015c617" officeooo:paragraph-rsid="0015c617"/>
    </style:style>
    <style:style style:name="P26" style:family="paragraph" style:parent-style-name="Text_20_body">
      <style:text-properties officeooo:rsid="001deec2" officeooo:paragraph-rsid="001deec2"/>
    </style:style>
    <style:style style:name="P27" style:family="paragraph" style:parent-style-name="Text_20_body">
      <style:text-properties officeooo:rsid="00147179" officeooo:paragraph-rsid="00147179"/>
    </style:style>
    <style:style style:name="P28" style:family="paragraph" style:parent-style-name="Standard">
      <style:paragraph-properties fo:margin-top="0in" fo:margin-bottom="0in" style:contextual-spacing="false"/>
      <style:text-properties officeooo:rsid="00147179" officeooo:paragraph-rsid="00147179"/>
    </style:style>
    <style:style style:name="P29" style:family="paragraph" style:parent-style-name="Text_20_body">
      <style:text-properties officeooo:rsid="00188d83" officeooo:paragraph-rsid="00188d83"/>
    </style:style>
    <style:style style:name="P30" style:family="paragraph" style:parent-style-name="Text_20_body">
      <style:text-properties fo:font-weight="bold" officeooo:rsid="001a79e2" officeooo:paragraph-rsid="001a79e2" style:font-weight-asian="bold" style:font-weight-complex="bold"/>
    </style:style>
    <style:style style:name="P31" style:family="paragraph" style:parent-style-name="Standard">
      <style:paragraph-properties fo:margin-top="0in" fo:margin-bottom="0in" style:contextual-spacing="false"/>
      <style:text-properties fo:font-weight="bold" officeooo:rsid="00550d9b" officeooo:paragraph-rsid="005f7097" style:font-weight-asian="bold" style:font-weight-complex="bold"/>
    </style:style>
    <style:style style:name="P32" style:family="paragraph" style:parent-style-name="Text_20_body">
      <style:paragraph-properties fo:margin-top="0in" fo:margin-bottom="0in" style:contextual-spacing="false"/>
    </style:style>
    <style:style style:name="P33" style:family="paragraph" style:parent-style-name="Standard">
      <style:paragraph-properties fo:margin-top="0in" fo:margin-bottom="0in" style:contextual-spacing="false"/>
    </style:style>
    <style:style style:name="P34" style:family="paragraph" style:parent-style-name="Text_20_body">
      <style:paragraph-properties fo:margin-top="0in" fo:margin-bottom="0in" style:contextual-spacing="false"/>
      <style:text-properties officeooo:paragraph-rsid="0029bda2"/>
    </style:style>
    <style:style style:name="P35" style:family="paragraph" style:parent-style-name="Text_20_body">
      <style:paragraph-properties fo:margin-top="0in" fo:margin-bottom="0in" style:contextual-spacing="false"/>
      <style:text-properties officeooo:rsid="0011665d" officeooo:paragraph-rsid="00119610"/>
    </style:style>
    <style:style style:name="P36" style:family="paragraph" style:parent-style-name="Text_20_body">
      <style:paragraph-properties fo:margin-top="0in" fo:margin-bottom="0in" style:contextual-spacing="false"/>
      <style:text-properties style:font-name="Courier New1" fo:font-size="10pt" officeooo:paragraph-rsid="00147179" style:font-size-asian="10pt" style:font-size-complex="10pt"/>
    </style:style>
    <style:style style:name="P37" style:family="paragraph" style:parent-style-name="Text_20_body">
      <style:paragraph-properties fo:margin-top="0in" fo:margin-bottom="0in" style:contextual-spacing="false"/>
      <style:text-properties style:font-name="Courier New1" fo:font-size="10pt" officeooo:rsid="00147179" officeooo:paragraph-rsid="00147179" style:font-size-asian="10pt" style:font-size-complex="10pt"/>
    </style:style>
    <style:style style:name="P38" style:family="paragraph" style:parent-style-name="Text_20_body">
      <style:paragraph-properties fo:margin-top="0in" fo:margin-bottom="0in" style:contextual-spacing="false"/>
      <style:text-properties officeooo:rsid="0028b833" officeooo:paragraph-rsid="0028b833"/>
    </style:style>
    <style:style style:name="P39" style:family="paragraph" style:parent-style-name="Text_20_body">
      <style:paragraph-properties fo:margin-top="0in" fo:margin-bottom="0in" style:contextual-spacing="false"/>
      <style:text-properties officeooo:rsid="0029bda2" officeooo:paragraph-rsid="0029bda2"/>
    </style:style>
    <style:style style:name="P40" style:family="paragraph" style:parent-style-name="Standard">
      <style:paragraph-properties fo:margin-top="0in" fo:margin-bottom="0in" style:contextual-spacing="false"/>
      <style:text-properties style:font-name="TimesNewRomanPSMT" fo:font-size="12pt"/>
    </style:style>
    <style:style style:name="P4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2" style:family="paragraph" style:parent-style-name="Standard">
      <style:text-properties officeooo:rsid="00213600" officeooo:paragraph-rsid="00213600"/>
    </style:style>
    <style:style style:name="P43" style:family="paragraph" style:parent-style-name="Standard">
      <style:text-properties officeooo:rsid="00213ca1" officeooo:paragraph-rsid="00213ca1"/>
    </style:style>
    <style:style style:name="P44" style:family="paragraph" style:parent-style-name="Text_20_body">
      <style:paragraph-properties fo:break-before="page"/>
    </style:style>
    <style:style style:name="P45" style:family="paragraph" style:parent-style-name="Contents_20_2">
      <style:paragraph-properties>
        <style:tab-stops>
          <style:tab-stop style:position="6.9252in" style:type="right" style:leader-style="dotted" style:leader-text="."/>
        </style:tab-stops>
      </style:paragraph-properties>
    </style:style>
    <style:style style:name="P46" style:family="paragraph" style:parent-style-name="Contents_20_3">
      <style:paragraph-properties>
        <style:tab-stops>
          <style:tab-stop style:position="6.9252in" style:type="right" style:leader-style="dotted" style:leader-text="."/>
        </style:tab-stops>
      </style:paragraph-properties>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4">
      <style:paragraph-properties>
        <style:tab-stops>
          <style:tab-stop style:position="6.9252in" style:type="right" style:leader-style="dotted" style:leader-text="."/>
        </style:tab-stops>
      </style:paragraph-properties>
    </style:style>
    <style:style style:name="P49"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50"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9f233" officeooo:paragraph-rsid="0059f233" style:font-size-asian="12pt" style:font-size-complex="12pt"/>
    </style:style>
    <style:style style:name="P51"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efbf1" officeooo:paragraph-rsid="005efbf1" style:font-size-asian="12pt" style:font-size-complex="12pt"/>
    </style:style>
    <style:style style:name="P52"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f7097" officeooo:paragraph-rsid="005f7097" style:font-size-asian="12pt" style:font-size-complex="12pt"/>
    </style:style>
    <style:style style:name="P53"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50d9b" officeooo:paragraph-rsid="00550d9b" style:font-size-asian="12pt" style:font-size-complex="12pt"/>
    </style:style>
    <style:style style:name="P54"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f7097" officeooo:paragraph-rsid="0059f233" style:font-size-asian="12pt" style:font-style-asian="normal" style:font-weight-asian="normal" style:font-size-complex="12pt" style:font-style-complex="normal" style:font-weight-complex="normal"/>
    </style:style>
    <style:style style:name="P55"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f7097" officeooo:paragraph-rsid="005f7097"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bold" officeooo:rsid="005f7097" officeooo:paragraph-rsid="005f7097" style:font-size-asian="12pt" style:font-weight-asian="bold" style:font-size-complex="12pt" style:font-weight-complex="bold"/>
    </style:style>
    <style:style style:name="P57"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weight="bold" officeooo:rsid="0059f233" officeooo:paragraph-rsid="0059f233" style:font-size-asian="12pt" style:font-weight-asian="bold" style:font-size-complex="12pt" style:font-weight-complex="bold"/>
    </style:style>
    <style:style style:name="P58" style:family="paragraph" style:parent-style-name="Standard">
      <style:paragraph-properties fo:margin-top="0in" fo:margin-bottom="0in" style:contextual-spacing="false"/>
      <style:text-properties officeooo:paragraph-rsid="004a19a2"/>
    </style:style>
    <style:style style:name="P59" style:family="paragraph" style:parent-style-name="Standard">
      <style:paragraph-properties fo:margin-top="0in" fo:margin-bottom="0in" style:contextual-spacing="false"/>
      <style:text-properties officeooo:rsid="00550d9b" officeooo:paragraph-rsid="00550d9b"/>
    </style:style>
    <style:style style:name="P60" style:family="paragraph" style:parent-style-name="Standard">
      <style:paragraph-properties fo:margin-top="0in" fo:margin-bottom="0in" style:contextual-spacing="false"/>
      <style:text-properties fo:font-weight="normal" officeooo:rsid="00550d9b" officeooo:paragraph-rsid="005f7097" style:font-weight-asian="normal" style:font-weight-complex="normal"/>
    </style:style>
    <style:style style:name="P61" style:family="paragraph" style:parent-style-name="Standard">
      <style:paragraph-properties fo:margin-top="0in" fo:margin-bottom="0in" style:contextual-spacing="false"/>
      <style:text-properties fo:font-weight="normal" officeooo:rsid="005f7097" officeooo:paragraph-rsid="005f7097" style:font-weight-asian="normal" style:font-weight-complex="normal"/>
    </style:style>
    <style:style style:name="P62" style:family="paragraph" style:parent-style-name="Standard">
      <style:paragraph-properties fo:margin-top="0in" fo:margin-bottom="0in" style:contextual-spacing="false"/>
      <style:text-properties officeooo:rsid="0065757c" officeooo:paragraph-rsid="0065757c"/>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2">
      <style:paragraph-properties>
        <style:tab-stops>
          <style:tab-stop style:position="6.9252in" style:type="right" style:leader-style="dotted" style:leader-text="."/>
        </style:tab-stops>
      </style:paragraph-properties>
    </style:style>
    <style:style style:name="P65" style:family="paragraph" style:parent-style-name="Contents_20_3">
      <style:paragraph-properties>
        <style:tab-stops>
          <style:tab-stop style:position="6.9252in" style:type="right" style:leader-style="dotted" style:leader-text="."/>
        </style:tab-stops>
      </style:paragraph-properties>
    </style:style>
    <style:style style:name="P66" style:family="paragraph" style:parent-style-name="Contents_20_4">
      <style:paragraph-properties>
        <style:tab-stops>
          <style:tab-stop style:position="6.9252in" style:type="right" style:leader-style="dotted" style:leader-text="."/>
        </style:tab-stops>
      </style:paragraph-properties>
    </style:style>
    <style:style style:name="P67" style:family="paragraph" style:parent-style-name="Heading_20_1" style:master-page-name="First_20_Page">
      <style:paragraph-properties style:page-number="auto"/>
    </style:style>
    <style:style style:name="P68" style:family="paragraph" style:parent-style-name="Heading_20_2">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P69" style:family="paragraph" style:parent-style-name="Heading_20_2">
      <style:text-properties officeooo:rsid="002590d6" officeooo:paragraph-rsid="002590d6"/>
    </style:style>
    <style:style style:name="P70" style:family="paragraph" style:parent-style-name="Heading_20_3">
      <style:text-properties style:use-window-font-color="true" loext:opacity="0%"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71" style:family="paragraph" style:parent-style-name="Heading_20_4">
      <style:text-properties officeooo:rsid="0012c8c5" officeooo:paragraph-rsid="0012c8c5"/>
    </style:style>
    <style:style style:name="P72" style:family="paragraph" style:parent-style-name="Heading_20_4">
      <style:text-properties officeooo:rsid="0012c8c5" officeooo:paragraph-rsid="0015c617"/>
    </style:style>
    <style:style style:name="P73" style:family="paragraph" style:parent-style-name="Heading_20_4">
      <style:text-properties officeooo:rsid="0012c8c5" officeooo:paragraph-rsid="00188d83"/>
    </style:style>
    <style:style style:name="P74" style:family="paragraph" style:parent-style-name="Standard" style:list-style-name="L6">
      <style:text-properties fo:font-variant="normal" fo:text-transform="none" fo:color="#333333" loext:opacity="100%" style:font-name="Helvetica Neue" fo:font-size="9.35000038146973pt" fo:letter-spacing="normal" fo:language="en" fo:country="US" fo:font-style="normal" fo:font-weight="normal" officeooo:rsid="0044bb7f" officeooo:paragraph-rsid="0044bb7f" style:font-name-asian="Times New Roman" style:font-size-asian="18pt" style:font-name-complex="Times New Roman" style:font-size-complex="12pt" style:language-complex="ar" style:country-complex="SA" style:font-weight-complex="bold"/>
    </style:style>
    <style:style style:name="P75" style:family="paragraph" style:parent-style-name="Standard" style:list-style-name="L6">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style:font-size-asian="12pt" style:font-size-complex="12pt"/>
    </style:style>
    <style:style style:name="P76" style:family="paragraph" style:parent-style-name="Standard" style:list-style-name="L6">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23d96" officeooo:paragraph-rsid="00523d96" style:font-size-asian="12pt" style:font-size-complex="12pt"/>
    </style:style>
    <style:style style:name="P77" style:family="paragraph" style:parent-style-name="Standard" style:list-style-name="L6">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78" style:family="paragraph" style:parent-style-name="Standard" style:list-style-name="L6">
      <style:paragraph-properties fo:margin-top="0in" fo:margin-bottom="0in" style:contextual-spacing="false"/>
      <style:text-properties fo:font-variant="normal" fo:text-transform="none" fo:color="#333333" loext:opacity="100%" style:font-name="Times New Roman" fo:font-size="12pt" fo:letter-spacing="normal" officeooo:paragraph-rsid="00523d96" style:font-size-asian="12pt" style:font-size-complex="12pt"/>
    </style:style>
    <style:style style:name="P79" style:family="paragraph" style:parent-style-name="Text_20_body" style:list-style-name="L1">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80" style:family="paragraph" style:parent-style-name="Text_20_body" style:list-style-name="L5">
      <style:text-properties style:use-window-font-color="true" loext:opacity="0%" style:font-name="Times New Roman" fo:font-size="12pt" fo:language="en" fo:country="US" officeooo:rsid="0067e139" officeooo:paragraph-rsid="0067e139" style:font-name-asian="Times New Roman" style:font-size-asian="18pt" style:font-name-complex="Times New Roman" style:font-size-complex="12pt" style:language-complex="ar" style:country-complex="SA" style:font-weight-complex="bold"/>
    </style:style>
    <style:style style:name="P81" style:family="paragraph" style:parent-style-name="Text_20_body" style:list-style-name="L2" style:master-page-name="">
      <style:paragraph-properties fo:margin-top="0in" fo:margin-bottom="0.0201in" style:contextual-spacing="false" style:page-number="auto" style:shadow="none"/>
      <style:text-properties officeooo:paragraph-rsid="001a79e2"/>
    </style:style>
    <style:style style:name="P82" style:family="paragraph" style:parent-style-name="Text_20_body" style:list-style-name="L2">
      <style:paragraph-properties fo:margin-top="0in" fo:margin-bottom="0.0201in" style:contextual-spacing="false" style:shadow="none"/>
      <style:text-properties officeooo:rsid="001aa5af" officeooo:paragraph-rsid="001aa5af"/>
    </style:style>
    <style:style style:name="P83" style:family="paragraph" style:parent-style-name="Text_20_body" style:list-style-name="L3">
      <style:paragraph-properties fo:margin-top="0in" fo:margin-bottom="0.0201in" style:contextual-spacing="false" style:shadow="none"/>
      <style:text-properties officeooo:rsid="001aa5af" officeooo:paragraph-rsid="001aa5af"/>
    </style:style>
    <style:style style:name="P84" style:family="paragraph" style:parent-style-name="Text_20_body" style:list-style-name="L3">
      <style:paragraph-properties fo:margin-top="0in" fo:margin-bottom="0.0201in" style:contextual-spacing="false" style:shadow="none"/>
      <style:text-properties officeooo:rsid="001c6c9c" officeooo:paragraph-rsid="001aa5af"/>
    </style:style>
    <style:style style:name="P85" style:family="paragraph" style:parent-style-name="Text_20_body" style:list-style-name="L3">
      <style:paragraph-properties fo:margin-top="0in" fo:margin-bottom="0.0201in" style:contextual-spacing="false" style:shadow="none"/>
      <style:text-properties officeooo:rsid="001ab8cf" officeooo:paragraph-rsid="001ab8cf"/>
    </style:style>
    <style:style style:name="P86" style:family="paragraph" style:parent-style-name="Text_20_body" style:list-style-name="L3">
      <style:paragraph-properties fo:margin-top="0in" fo:margin-bottom="0.0201in" style:contextual-spacing="false" style:shadow="none"/>
      <style:text-properties officeooo:rsid="001c53b7" officeooo:paragraph-rsid="001c53b7"/>
    </style:style>
    <style:style style:name="P87" style:family="paragraph" style:parent-style-name="Text_20_body" style:list-style-name="L4">
      <style:text-properties officeooo:rsid="001deec2" officeooo:paragraph-rsid="001f8e76"/>
    </style:style>
    <style:style style:name="P88" style:family="paragraph" style:parent-style-name="Text_20_body" style:list-style-name="L4">
      <style:text-properties officeooo:rsid="001deec2" officeooo:paragraph-rsid="001deec2"/>
    </style:style>
    <style:style style:name="P89" style:family="paragraph" style:parent-style-name="Text_20_body" style:list-style-name="L7"/>
    <style:style style:name="P90" style:family="paragraph" style:parent-style-name="Text_20_body" style:list-style-name="L8"/>
    <style:style style:name="P91" style:family="paragraph" style:parent-style-name="Text_20_body" style:list-style-name="L9"/>
    <style:style style:name="P92" style:family="paragraph" style:parent-style-name="Text_20_body" style:list-style-name="L9">
      <style:paragraph-properties fo:margin-top="0in" fo:margin-bottom="0in" style:contextual-spacing="false"/>
      <style:text-properties officeooo:paragraph-rsid="00306560"/>
    </style:style>
    <style:style style:name="P93" style:family="paragraph" style:parent-style-name="Text_20_body" style:list-style-name="L10">
      <style:paragraph-properties fo:margin-top="0in" fo:margin-bottom="0in" style:contextual-spacing="false"/>
      <style:text-properties officeooo:paragraph-rsid="00306560"/>
    </style:style>
    <style:style style:name="P94" style:family="paragraph" style:parent-style-name="Text_20_body" style:list-style-name="L11">
      <style:paragraph-properties fo:margin-top="0in" fo:margin-bottom="0in" style:contextual-spacing="false"/>
      <style:text-properties officeooo:paragraph-rsid="00306560"/>
    </style:style>
    <style:style style:name="P95" style:family="paragraph" style:parent-style-name="Text_20_body" style:list-style-name="L11">
      <style:paragraph-properties fo:margin-top="0in" fo:margin-bottom="0in" style:contextual-spacing="false"/>
      <style:text-properties officeooo:rsid="0021f272"/>
    </style:style>
    <style:style style:name="P96" style:family="paragraph" style:parent-style-name="Text_20_body" style:list-style-name="L11">
      <style:paragraph-properties fo:margin-top="0in" fo:margin-bottom="0in" style:contextual-spacing="false"/>
      <style:text-properties officeooo:rsid="0021f272" officeooo:paragraph-rsid="0021f272"/>
    </style:style>
    <style:style style:name="P97" style:family="paragraph" style:parent-style-name="Text_20_body" style:list-style-name="L12">
      <style:paragraph-properties fo:margin-top="0in" fo:margin-bottom="0in" style:contextual-spacing="false"/>
    </style:style>
    <style:style style:name="P98" style:family="paragraph" style:parent-style-name="Text_20_body" style:list-style-name="L13">
      <style:paragraph-properties fo:margin-top="0in" fo:margin-bottom="0in" style:contextual-spacing="false"/>
    </style:style>
    <style:style style:name="P99" style:family="paragraph" style:parent-style-name="Text_20_body" style:list-style-name="L13">
      <style:paragraph-properties fo:margin-top="0in" fo:margin-bottom="0in" style:contextual-spacing="false"/>
      <style:text-properties officeooo:rsid="0022b60a" officeooo:paragraph-rsid="0022b60a"/>
    </style:style>
    <style:style style:name="P100" style:family="paragraph" style:parent-style-name="Text_20_body" style:list-style-name="L14">
      <style:paragraph-properties fo:margin-top="0in" fo:margin-bottom="0in" style:contextual-spacing="false"/>
      <style:text-properties officeooo:paragraph-rsid="002b881c"/>
    </style:style>
    <style:style style:name="P101" style:family="paragraph" style:parent-style-name="Text_20_body" style:list-style-name="L14">
      <style:paragraph-properties fo:margin-top="0in" fo:margin-bottom="0in" style:contextual-spacing="false"/>
      <style:text-properties officeooo:rsid="0029bda2" officeooo:paragraph-rsid="0029bda2"/>
    </style:style>
    <style:style style:name="P102" style:family="paragraph" style:parent-style-name="Text_20_body" style:list-style-name="L14">
      <style:paragraph-properties fo:margin-top="0in" fo:margin-bottom="0in" style:contextual-spacing="false"/>
      <style:text-properties officeooo:rsid="0029bda2" officeooo:paragraph-rsid="002b881c"/>
    </style:style>
    <style:style style:name="P103" style:family="paragraph" style:parent-style-name="Text_20_body" style:list-style-name="L14">
      <style:paragraph-properties fo:margin-top="0in" fo:margin-bottom="0in" style:contextual-spacing="false"/>
      <style:text-properties officeooo:rsid="002b881c" officeooo:paragraph-rsid="002b881c"/>
    </style:style>
    <style:style style:name="P104" style:family="paragraph" style:parent-style-name="Text_20_body" style:list-style-name="L14" style:master-page-name="">
      <style:paragraph-properties fo:margin-top="0in" fo:margin-bottom="0in" style:contextual-spacing="false" style:page-number="auto" fo:keep-with-next="always"/>
      <style:text-properties officeooo:rsid="002b881c" officeooo:paragraph-rsid="002b881c"/>
    </style:style>
    <style:style style:name="P105" style:family="paragraph" style:parent-style-name="Text_20_body" style:list-style-name="L14">
      <style:paragraph-properties fo:margin-top="0in" fo:margin-bottom="0in" style:contextual-spacing="false"/>
      <style:text-properties officeooo:rsid="002b881c" officeooo:paragraph-rsid="002c4d88"/>
    </style:style>
    <style:style style:name="P106" style:family="paragraph">
      <style:paragraph-properties style:writing-mode="lr-tb"/>
      <style:text-properties style:font-name="Liberation Sans" fo:font-size="1pt"/>
    </style:style>
    <style:style style:name="P107"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use-window-font-color="true" loext:opacity="0%" fo:language="en" fo:country="US" style:font-name-asian="Times New Roman" style:font-size-asian="18pt" style:font-name-complex="Times New Roman" style:font-size-complex="12pt" style:language-complex="ar" style:country-complex="SA"/>
    </style:style>
    <style:style style:name="T4" style:family="text">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T5" style:family="text">
      <style:text-properties style:use-window-font-color="true" loext:opacity="0%" fo:language="en" fo:country="US" officeooo:rsid="00119610"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loext:opacity="0%" fo:language="en" fo:country="US" officeooo:rsid="0015c617"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loext:opacity="0%" fo:language="en" fo:country="US" officeooo:rsid="0017ad00"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loext:opacity="0%" fo:language="en" fo:country="US" officeooo:rsid="00188d83"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loext:opacity="0%" fo:language="en" fo:country="US" officeooo:rsid="001a79e2"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loext:opacity="0%" fo:language="en" fo:country="US" officeooo:rsid="001f8e76"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loext:opacity="0%" fo:language="en" fo:country="US" officeooo:rsid="004073bd"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loext:opacity="0%" fo:language="en" fo:country="US" officeooo:rsid="005b4a35"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loext:opacity="0%" fo:language="en" fo:country="US" officeooo:rsid="001aa5af" style:font-name-asian="Times New Roman" style:font-size-asian="18pt" style:font-name-complex="Times New Roman" style:font-size-complex="12pt" style:language-complex="ar" style:country-complex="SA"/>
    </style:style>
    <style:style style:name="T14" style:family="text">
      <style:text-properties style:use-window-font-color="true" loext:opacity="0%" fo:language="en" fo:country="US" officeooo:rsid="001deec2" style:font-name-asian="Times New Roman" style:font-size-asian="18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loext:opacity="0%"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9" style:family="text">
      <style:text-properties style:use-window-font-color="true" loext:opacity="0%" style:font-name="Times New Roman" fo:font-size="12pt" fo:language="en" fo:country="US" officeooo:rsid="009693d5" style:font-name-asian="Times New Roman" style:font-size-asian="12pt" style:font-name-complex="Times New Roman" style:font-size-complex="12pt" style:language-complex="ar" style:country-complex="SA" style:font-weight-complex="bold"/>
    </style:style>
    <style:style style:name="T20" style:family="text">
      <style:text-properties style:use-window-font-color="true" loext:opacity="0%" style:font-name="Courier New1" fo:font-size="10pt" fo:language="en" fo:country="US" style:font-name-asian="Times New Roman" style:font-size-asian="10pt" style:font-name-complex="Times New Roman" style:font-size-complex="10pt" style:language-complex="ar" style:country-complex="SA"/>
    </style:style>
    <style:style style:name="T21" style:family="text">
      <style:text-properties style:text-underline-style="solid" style:text-underline-width="auto" style:text-underline-color="font-color"/>
    </style:style>
    <style:style style:name="T22" style:family="text">
      <style:text-properties style:text-position="33% 80%"/>
    </style:style>
    <style:style style:name="T23" style:family="text">
      <style:text-properties fo:font-style="italic" style:text-underline-style="none" style:font-style-asian="italic" style:font-style-complex="italic"/>
    </style:style>
    <style:style style:name="T24" style:family="text">
      <style:text-properties style:text-position="super 58%"/>
    </style:style>
    <style:style style:name="T25" style:family="text">
      <style:text-properties officeooo:rsid="00119610"/>
    </style:style>
    <style:style style:name="T26" style:family="text">
      <style:text-properties officeooo:rsid="001a79e2"/>
    </style:style>
    <style:style style:name="T27" style:family="text">
      <style:text-properties officeooo:rsid="001ab8cf"/>
    </style:style>
    <style:style style:name="T28" style:family="text">
      <style:text-properties officeooo:rsid="001c6c9c"/>
    </style:style>
    <style:style style:name="T29" style:family="text">
      <style:text-properties officeooo:rsid="001deec2"/>
    </style:style>
    <style:style style:name="T30" style:family="text">
      <style:text-properties officeooo:rsid="00213ca1"/>
    </style:style>
    <style:style style:name="T31" style:family="text">
      <style:text-properties officeooo:rsid="0021f272"/>
    </style:style>
    <style:style style:name="T32" style:family="text">
      <style:text-properties officeooo:rsid="0022b60a"/>
    </style:style>
    <style:style style:name="T33" style:family="text">
      <style:text-properties officeooo:rsid="0023764c"/>
    </style:style>
    <style:style style:name="T34" style:family="text">
      <style:text-properties officeooo:rsid="002b881c"/>
    </style:style>
    <style:style style:name="T35" style:family="text">
      <style:text-properties officeooo:rsid="002c4d88"/>
    </style:style>
    <style:style style:name="T36" style:family="text">
      <style:text-properties officeooo:rsid="002d9729"/>
    </style:style>
    <style:style style:name="T37" style:family="text">
      <style:text-properties officeooo:rsid="00306560"/>
    </style:style>
    <style:style style:name="T38" style:family="text">
      <style:text-properties officeooo:rsid="00308e3a"/>
    </style:style>
    <style:style style:name="T39" style:family="text">
      <style:text-properties officeooo:rsid="00328b39"/>
    </style:style>
    <style:style style:name="T40" style:family="text">
      <style:text-properties officeooo:rsid="00369c77"/>
    </style:style>
    <style:style style:name="T41" style:family="text">
      <style:text-properties officeooo:rsid="004073bd"/>
    </style:style>
    <style:style style:name="T42" style:family="text">
      <style:text-properties officeooo:rsid="00420943"/>
    </style:style>
    <style:style style:name="T43" style:family="text">
      <style:text-properties style:font-name="Times New Roman" fo:font-size="12pt"/>
    </style:style>
    <style:style style:name="T44" style:family="text">
      <style:text-properties style:font-name="Times New Roman" fo:font-size="12pt" officeooo:rsid="0046aa44"/>
    </style:style>
    <style:style style:name="T45" style:family="text">
      <style:text-properties style:font-name="Times New Roman" fo:font-size="12pt" officeooo:rsid="00486330"/>
    </style:style>
    <style:style style:name="T46" style:family="text">
      <style:text-properties style:font-name="Times New Roman" fo:font-size="12pt" officeooo:rsid="0048e79b"/>
    </style:style>
    <style:style style:name="T47" style:family="text">
      <style:text-properties style:font-name="Times New Roman" fo:font-size="12pt" officeooo:rsid="0054000b"/>
    </style:style>
    <style:style style:name="T48" style:family="text">
      <style:text-properties style:font-name="Times New Roman" fo:font-size="12pt" officeooo:rsid="00672421"/>
    </style:style>
    <style:style style:name="T49" style:family="text">
      <style:text-properties style:font-name="Times New Roman" fo:font-size="12pt" officeooo:rsid="006a4429"/>
    </style:style>
    <style:style style:name="T50" style:family="text">
      <style:text-properties fo:font-style="normal" fo:font-weight="normal"/>
    </style:style>
    <style:style style:name="T51" style:family="text">
      <style:text-properties fo:font-style="normal" fo:font-weight="normal" officeooo:rsid="0048e79b"/>
    </style:style>
    <style:style style:name="T52" style:family="text">
      <style:text-properties officeooo:rsid="0048e79b"/>
    </style:style>
    <style:style style:name="T53" style:family="text">
      <style:text-properties fo:language="en" fo:country="US" style:font-name-asian="Times New Roman" style:font-name-complex="Times New Roman" style:language-complex="ar" style:country-complex="SA"/>
    </style:style>
    <style:style style:name="T54" style:family="text">
      <style:text-properties fo:language="en" fo:country="US" officeooo:rsid="0048e79b" style:font-name-asian="Times New Roman" style:font-name-complex="Times New Roman" style:language-complex="ar" style:country-complex="SA"/>
    </style:style>
    <style:style style:name="T55" style:family="text">
      <style:text-properties fo:language="en" fo:country="US" fo:font-style="normal" fo:font-weight="normal" style:font-name-asian="Times New Roman" style:font-style-asian="normal" style:font-weight-asian="normal" style:font-name-complex="Times New Roman" style:language-complex="ar" style:country-complex="SA" style:font-style-complex="normal" style:font-weight-complex="normal"/>
    </style:style>
    <style:style style:name="T56" style:family="text">
      <style:text-properties fo:language="en" fo:country="US" fo:font-style="normal" fo:font-weight="normal" officeooo:rsid="00623753" style:font-name-asian="Times New Roman" style:font-style-asian="normal" style:font-weight-asian="normal" style:font-name-complex="Times New Roman" style:language-complex="ar" style:country-complex="SA" style:font-style-complex="normal" style:font-weight-complex="normal"/>
    </style:style>
    <style:style style:name="T57" style:family="text">
      <style:text-properties officeooo:rsid="004eba2b"/>
    </style:style>
    <style:style style:name="T58" style:family="text">
      <style:text-properties officeooo:rsid="005005c4"/>
    </style:style>
    <style:style style:name="T59" style:family="text">
      <style:text-properties officeooo:rsid="00523d96"/>
    </style:style>
    <style:style style:name="T60" style:family="text">
      <style:text-properties officeooo:rsid="0054000b"/>
    </style:style>
    <style:style style:name="T61" style:family="text">
      <style:text-properties fo:font-variant="normal" fo:text-transform="none" fo:color="#333333" loext:opacity="100%" style:font-name="Times New Roman" fo:font-size="12pt" fo:letter-spacing="normal" fo:font-style="normal" fo:font-weight="normal" officeooo:rsid="0048e79b" style:font-size-asian="12pt" style:font-size-complex="12pt"/>
    </style:style>
    <style:style style:name="T62" style:family="text">
      <style:text-properties fo:font-variant="normal" fo:text-transform="none" fo:color="#333333" loext:opacity="100%" style:font-name="Times New Roman" fo:font-size="12pt" fo:letter-spacing="normal" fo:font-style="normal" fo:font-weight="normal" officeooo:rsid="004a19a2" style:font-size-asian="12pt" style:font-size-complex="12pt"/>
    </style:style>
    <style:style style:name="T63" style:family="text">
      <style:text-properties fo:font-variant="normal" fo:text-transform="none" fo:color="#333333" loext:opacity="100%" style:font-name="Times New Roman" fo:font-size="12pt" fo:letter-spacing="normal" fo:font-style="normal" fo:font-weight="normal" officeooo:rsid="004aeeba" style:font-size-asian="12pt" style:font-size-complex="12pt"/>
    </style:style>
    <style:style style:name="T64" style:family="text">
      <style:text-properties fo:font-variant="normal" fo:text-transform="none" fo:color="#333333" loext:opacity="100%" style:font-name="Times New Roman" fo:font-size="12pt" fo:letter-spacing="normal" fo:font-style="normal" fo:font-weight="normal" officeooo:rsid="004a7b6e" style:font-size-asian="12pt" style:font-size-complex="12pt"/>
    </style:style>
    <style:style style:name="T65" style:family="text">
      <style:text-properties fo:font-variant="normal" fo:text-transform="none" fo:color="#333333" loext:opacity="100%" style:font-name="Times New Roman" fo:font-size="12pt" fo:letter-spacing="normal" fo:font-style="normal" style:font-size-asian="12pt" style:font-size-complex="12pt"/>
    </style:style>
    <style:style style:name="T66" style:family="text">
      <style:text-properties fo:font-variant="normal" fo:text-transform="none" fo:color="#333333" loext:opacity="100%" style:font-name="Times New Roman" fo:font-size="12pt" fo:letter-spacing="normal" fo:font-style="normal" officeooo:rsid="004a19a2" style:font-size-asian="12pt" style:font-size-complex="12pt"/>
    </style:style>
    <style:style style:name="T67" style:family="text">
      <style:text-properties fo:font-variant="normal" fo:text-transform="none" fo:color="#333333" loext:opacity="100%" style:font-name="Times New Roman" fo:font-size="12pt" fo:letter-spacing="normal" fo:font-style="normal" officeooo:rsid="0065757c" style:font-size-asian="12pt" style:font-size-complex="12pt"/>
    </style:style>
    <style:style style:name="T68" style:family="text">
      <style:text-properties fo:font-variant="normal" fo:text-transform="none" fo:color="#333333" loext:opacity="100%" style:font-name="Times New Roman" fo:font-size="12pt" fo:letter-spacing="normal" fo:language="en" fo:country="US" fo:font-style="normal" style:font-name-asian="Times New Roman" style:font-size-asian="12pt" style:font-name-complex="Times New Roman" style:font-size-complex="12pt" style:language-complex="ar" style:country-complex="SA"/>
    </style:style>
    <style:style style:name="T69" style:family="text">
      <style:text-properties fo:font-variant="normal" fo:text-transform="none" fo:color="#333333" loext:opacity="100%" style:font-name="Times New Roman" fo:font-size="12pt" fo:letter-spacing="normal" fo:language="en" fo:country="US" fo:font-style="normal" style:font-name-asian="Times New Roman" style:font-size-asian="12pt" style:font-name-complex="Times New Roman" style:font-size-complex="12pt" style:language-complex="ar" style:country-complex="SA" style:font-weight-complex="bold"/>
    </style:style>
    <style:style style:name="T70" style:family="text">
      <style:text-properties fo:font-variant="normal" fo:text-transform="none" fo:color="#333333" loext:opacity="100%" style:font-name="Times New Roman" fo:font-size="12pt" fo:letter-spacing="normal" fo:language="en" fo:country="US" fo:font-style="normal" officeooo:rsid="009693d5" style:font-name-asian="Times New Roman" style:font-size-asian="12pt" style:font-name-complex="Times New Roman" style:font-size-complex="12pt" style:language-complex="ar" style:country-complex="SA" style:font-weight-complex="bold"/>
    </style:style>
    <style:style style:name="T71" style:family="text">
      <style:text-properties fo:font-variant="normal" fo:text-transform="none" fo:color="#333333" loext:opacity="100%" style:font-name="Times New Roman" fo:font-size="12pt" fo:letter-spacing="normal" fo:language="en" fo:country="US" fo:font-style="normal" officeooo:rsid="0065757c" style:font-name-asian="Times New Roman" style:font-size-asian="12pt" style:font-name-complex="Times New Roman" style:font-size-complex="12pt" style:language-complex="ar" style:country-complex="SA"/>
    </style:style>
    <style:style style:name="T72" style:family="text">
      <style:text-properties fo:font-variant="normal" fo:text-transform="none" fo:color="#333333" loext:opacity="100%" style:font-name="Times New Roman" fo:font-size="12pt" fo:letter-spacing="normal" fo:language="en" fo:country="US" fo:font-style="normal" fo:font-weight="normal" style:font-name-asian="Times New Roman" style:font-size-asian="12pt" style:font-weight-asian="normal" style:font-name-complex="Times New Roman" style:font-size-complex="12pt" style:language-complex="ar" style:country-complex="SA" style:font-weight-complex="normal"/>
    </style:style>
    <style:style style:name="T73" style:family="text">
      <style:text-properties officeooo:rsid="005b4a35"/>
    </style:style>
    <style:style style:name="T74" style:family="text">
      <style:text-properties officeooo:rsid="006ca1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8">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13.72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14.50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8.89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12.8799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7" text:outline-level="1"><text:bookmark-start text:name="__RefHeading___Toc5854_3324798420"/>Introduction<text:bookmark-end text:name="__RefHeading___Toc5854_3324798420"/></text:h>
      <text:p text:style-name="P32">“Configuration description information” in this context refers to <text:span text:style-name="T23">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32"/>
      <text:p text:style-name="P32">Other information may be available via e.g. manuals or the Internet, and there may be pointers to that information in the CDI, but the format of that information is not under specification here.</text:p>
      <text:p text:style-name="P32"/>
      <text:p text:style-name="P32">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text:bookmark-start text:name="__RefHeading___Toc5856_3324798420"/>Annotations to the Standard<text:bookmark-end text:name="__RefHeading___Toc5856_3324798420"/></text:h>
      <text:h text:style-name="Heading_20_2" text:outline-level="2"><text:bookmark-start text:name="__RefHeading___Toc5858_3324798420"/>Introduction<text:bookmark-end text:name="__RefHeading___Toc5858_3324798420"/></text:h>
      <text:p text:style-name="Standard">Note that this section of the Standard is informative, not normative.</text:p>
      <text:h text:style-name="Heading_20_2" text:outline-level="2"><text:bookmark-start text:name="__RefHeading___Toc5860_3324798420"/>Intended Use<text:bookmark-end text:name="__RefHeading___Toc5860_3324798420"/></text:h>
      <text:p text:style-name="Standard">Note that this section of the Standard is informative, not normative.</text:p>
      <text:h text:style-name="Heading_20_2" text:outline-level="2"><text:bookmark-start text:name="__RefHeading___Toc5862_3324798420"/>Reference and Context<text:bookmark-end text:name="__RefHeading___Toc5862_3324798420"/></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32">CiA 306 “Electronic data sheet specification” describes the CANopen version of a similar capability.</text:p>
      <text:h text:style-name="Heading_20_2" text:outline-level="2"><text:bookmark-start text:name="__RefHeading___Toc5864_3324798420"/><text:soft-page-break/>Content<text:bookmark-end text:name="__RefHeading___Toc5864_3324798420"/></text:h>
      <text:p text:style-name="Standard">“Initialized State” means talking on the OpenLCB, so CDI is fixed while you're up. But it can change when the node e.g. resets.</text:p>
      <text:p text:style-name="Standard">The CDI information isn't allowed to change while <text:span text:style-name="T17">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text:bookmark-start text:name="__RefHeading___Toc5866_3324798420"/>Format<text:bookmark-end text:name="__RefHeading___Toc5866_3324798420"/></text:h>
      <text:p text:style-name="P32">The format can be extended later for e.g. compression, via changes to the 1<text:span text:style-name="T24">st</text:span> character or some other method.</text:p>
      <text:p text:style-name="P35">The choice of XML version 1.0 was made to restrict the XML feature set that can be utilized in the CDI documents. <text:span text:style-name="T15">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23">The CDI may specify stylesheets (because the XML 1.0 standard is consistent with that).</text:p>
      <text:p text:style-name="P40"/>
      <text:p text:style-name="P33"><text:span text:style-name="T15">The online schema is really the normative thing, because that's what we check for conformance testing. </text:span><text:span text:style-name="T59">A node using the CDI is not required to validate it </text:span>against the schema. But since the contents <text:span text:style-name="T25">of the schema </text:span>are normative, it has to obey the defaults, etc., for missing elements. <text:span text:style-name="T25">There is further information about schema versions in the Section Future Extension.</text:span></text:p>
      <text:p text:style-name="P21"/>
      <text:p text:style-name="P22">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70" text:outline-level="3"><text:bookmark-start text:name="__RefHeading___Toc5868_3324798420"/>XML Elements<text:bookmark-end text:name="__RefHeading___Toc5868_3324798420"/></text:h>
      <text:h text:style-name="P71" text:outline-level="4"><text:bookmark-start text:name="__RefHeading___Toc5870_3324798420"/><text:span text:style-name="T5">&lt;</text:span><text:span text:style-name="T4">identification&gt; </text:span><text:span text:style-name="T6">Element</text:span><text:bookmark-end text:name="__RefHeading___Toc5870_3324798420"/></text:h>
      <text:p text:style-name="P8">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8">There are three ways <text:span text:style-name="T40">for</text:span> a Configuration Tool or a Network Browser tool to access this basic <text:span text:style-name="T40">identification</text:span> information:</text:p>
      <text:list text:style-name="L1">
        <text:list-item>
          <text:p text:style-name="P79">The fixed information may be encoded in the CDI as specific XML tags.</text:p>
        </text:list-item>
        <text:list-item>
          <text:p text:style-name="P79">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79">Both the fixed and the variable information can be fetched with one single message specifically designed for light-weight enumeration of all nodes using the Simple Node Information Protocol.</text:p>
        </text:list-item>
      </text:list>
      <text:p text:style-name="P8"><text:soft-page-break/>This Standard specifies the CDI-held information for format and access to the ACDI-held information. The standard also requires that all these different access methods must return the same values.</text:p>
      <text:p text:style-name="P8">The optional &lt;map&gt; <text:s/>element defines key/value pairs that can be used to define additional fixed attributes of the node. <text:s/>For example, this could be used to define “size” as “8cm x 12cm” or “production date” as “2025-01-04”. <text:s/>Both the key and value are free-form strings. There is no defined format. <text:s/>A configuration tool may or may not display this content as part of displaying the &lt;identification&gt; element information.</text:p>
      <text:p text:style-name="P17">The optional &lt;link&gt; element defines an optional hyperlink to e.g. additional information. <text:s/>A Configuration Tool is not required to display this hyperlink. <text:s/>If a Configuration Tool cannot make an active link, it<text:span text:style-name="T43">’s recommended that the content of the element not be displayed.</text:span></text:p>
      <text:h text:style-name="P71" text:outline-level="4"><text:bookmark-start text:name="__RefHeading___Toc5872_3324798420"/><text:span text:style-name="T5">&lt;</text:span><text:span text:style-name="T4">acdi&gt; </text:span><text:span text:style-name="T6">Element</text:span><text:bookmark-end text:name="__RefHeading___Toc5872_3324798420"/></text:h>
      <text:p text:style-name="P8">ACDI defines two specific memory spaces that contain the basic identification information. The layout of these spaces is fixed in the standard, and allows the Configuration Tool to access these values without needing to fetch and parse the CDI.</text:p>
      <text:p text:style-name="P27">This is the equivalent descriptor to the ACDI spaces:</text:p>
      <text:p text:style-name="P36">&lt;segment origin='0' space='252'&gt;</text:p>
      <text:p text:style-name="P36"><text:s text:c="4"/>&lt;group&gt;</text:p>
      <text:p text:style-name="P36"><text:s text:c="8"/>&lt;name&gt;Manufacturer Information&lt;/name&gt;</text:p>
      <text:p text:style-name="P36"><text:s text:c="8"/>&lt;description&gt;Manufacturer-provided fixed node description&lt;/description&gt;</text:p>
      <text:p text:style-name="P36"><text:s text:c="8"/>&lt;int size='1'&gt;</text:p>
      <text:p text:style-name="P36"><text:s text:c="12"/>&lt;name&gt;Version&lt;/name&gt;</text:p>
      <text:p text:style-name="P36"><text:s text:c="8"/>&lt;/int&gt;</text:p>
      <text:p text:style-name="P36"><text:s text:c="8"/>&lt;string size='41'&gt;</text:p>
      <text:p text:style-name="P36"><text:s text:c="12"/>&lt;name&gt;Manufacturer Name&lt;/name&gt;</text:p>
      <text:p text:style-name="P36"><text:s text:c="8"/>&lt;/string&gt;</text:p>
      <text:p text:style-name="P36"><text:s text:c="8"/>&lt;string size='41'&gt;</text:p>
      <text:p text:style-name="P36"><text:s text:c="12"/>&lt;name&gt;Node Type&lt;/name&gt;</text:p>
      <text:p text:style-name="P36"><text:s text:c="8"/>&lt;/string&gt;</text:p>
      <text:p text:style-name="P36"><text:s text:c="8"/>&lt;string size='21'&gt;</text:p>
      <text:p text:style-name="P36"><text:s text:c="12"/>&lt;name&gt;Hardware Version&lt;/name&gt;</text:p>
      <text:p text:style-name="P36"><text:s text:c="8"/>&lt;/string&gt;</text:p>
      <text:p text:style-name="P36"><text:s text:c="8"/>&lt;string size='21'&gt;</text:p>
      <text:p text:style-name="P36"><text:s text:c="12"/>&lt;name&gt;Software Version&lt;/name&gt;</text:p>
      <text:p text:style-name="P36"><text:s text:c="8"/>&lt;/string&gt;</text:p>
      <text:p text:style-name="P36"><text:s text:c="5"/>&lt;/group&gt;</text:p>
      <text:p text:style-name="P37">&lt;/segment&gt;</text:p>
      <text:p text:style-name="P36">&lt;segment origin='0' space='251'&gt;</text:p>
      <text:p text:style-name="P36"><text:s text:c="4"/>&lt;group&gt;</text:p>
      <text:p text:style-name="P36"><text:s text:c="8"/>&lt;name&gt;User Identification&lt;/name&gt;</text:p>
      <text:p text:style-name="P36"><text:s text:c="8"/>&lt;description&gt;Lets the user add his own description&lt;/description&gt;</text:p>
      <text:p text:style-name="P36"><text:s text:c="8"/>&lt;int size='1'&gt;</text:p>
      <text:p text:style-name="P36"><text:s text:c="12"/>&lt;name&gt;Version&lt;/name&gt;</text:p>
      <text:p text:style-name="P36"><text:s text:c="8"/>&lt;/int&gt;</text:p>
      <text:p text:style-name="P36"><text:s text:c="8"/>&lt;string size='63'&gt;</text:p>
      <text:p text:style-name="P36"><text:s text:c="12"/>&lt;name&gt;Node Name&lt;/name&gt;</text:p>
      <text:p text:style-name="P36"><text:s text:c="8"/>&lt;/string&gt;</text:p>
      <text:p text:style-name="P36"><text:s text:c="8"/>&lt;string size='64'&gt;</text:p>
      <text:p text:style-name="P36"><text:s text:c="12"/>&lt;name&gt;Node Description&lt;/name&gt;</text:p>
      <text:p text:style-name="P36"><text:s text:c="8"/>&lt;/string&gt;</text:p>
      <text:p text:style-name="P36"><text:soft-page-break/><text:s text:c="4"/>&lt;/group&gt;</text:p>
      <text:p text:style-name="P28"><text:span text:style-name="Example"><text:span text:style-name="T20">&lt;/segment&gt;</text:span></text:span></text:p>
      <text:p text:style-name="P25">Manufacturers are encouraged to put these segment definitions into their CDI as well, especially the user-editable portion.</text:p>
      <text:h text:style-name="P72" text:outline-level="4"><text:bookmark-start text:name="__RefHeading___Toc5874_3324798420"/><text:span text:style-name="T5">&lt;</text:span><text:span text:style-name="T6">segment</text:span><text:span text:style-name="T4">&gt; </text:span><text:span text:style-name="T6">Element</text:span><text:bookmark-end text:name="__RefHeading___Toc5874_3324798420"/></text:h>
      <text:p text:style-name="P25"><text:span text:style-name="T4">A &lt;segment&gt; element is used to define information that is stored in a Memory Space (see the OpenLCB Memory Configuration Protocol). Some nodes may have only one memory space, others may have multiple. </text:span><text:span text:style-name="T7">There can be multiple segments that bind to the same Memory Space.</text:span></text:p>
      <text:p text:style-name="P16">Node developers are advised to assign relatively short &lt;name&gt; values to segments, because certain Configuration Tools may use these as labels for a tabbed dialog box <text:span text:style-name="T42">or similar</text:span>.</text:p>
      <text:p text:style-name="P17">The optional &lt;link&gt; element defines an optional hyperlink to e.g. additional information. <text:s/>A Configuration Tool is not required to display this hyperlink. <text:s/>If a Configuration Tool cannot make an active link, it<text:span text:style-name="T43">’s recommended that the content of the element not be displayed.</text:span></text:p>
      <text:h text:style-name="P73" text:outline-level="4"><text:bookmark-start text:name="__RefHeading___Toc5876_3324798420"/><text:span text:style-name="T8">Data </text:span><text:span text:style-name="T6">Element</text:span><text:span text:style-name="T8">s</text:span><text:bookmark-end text:name="__RefHeading___Toc5876_3324798420"/></text:h>
      <text:p text:style-name="P9">This is the point of the whole standard: the actual Variables. The most important information for each variable is how to access <text:span text:style-name="T40">it</text:span>.</text:p>
      <text:p text:style-name="P29"><text:span text:style-name="T4">The Memory Configuration Protocol requires two values to access a piece of information: the Space number (8-bit integer) and the Address (32-bit integer). </text:span><text:span text:style-name="T9">The Space value comes from the &lt;segment&gt; element.</text:span></text:p>
      <text:p text:style-name="P30"><text:span text:style-name="T3">Addresses are laid out </text:span><text:span text:style-name="T14">by data length </text:span><text:span text:style-name="T3">using a depth-first </text:span><text:span text:style-name="T13">traversal </text:span><text:span text:style-name="T3">algorithm:</text:span></text:p>
      <text:list text:style-name="L2">
        <text:list-item>
          <text:p text:style-name="P81"><text:span text:style-name="T26">At the start of the segment, set current_address to be the value </text:span><text:span text:style-name="T16">of the</text:span><text:span text:style-name="T26"> attribute `origin' of the &lt;segment&gt; element, or 0 (zero) if this attribute is not present.</text:span></text:p>
        </text:list-item>
        <text:list-item>
          <text:p text:style-name="P82">For each child element:</text:p>
        </text:list-item>
      </text:list>
      <text:list text:style-name="L3">
        <text:list-item>
          <text:list>
            <text:list-item>
              <text:p text:style-name="P84">increment current_address by the attribute `offset' if present (can be negative!)</text:p>
            </text:list-item>
            <text:list-item>
              <text:p text:style-name="P83">if it is a primitive type</text:p>
              <text:list>
                <text:list-item>
                  <text:p text:style-name="P83">render the UI according to the element type, <text:span text:style-name="T28">take current_address for data</text:span></text:p>
                </text:list-item>
                <text:list-item>
                  <text:p text:style-name="P83">post-increment current_address by the element size <text:span text:style-name="T27">(8 for events, otherwise given by the `size' attribute)</text:span></text:p>
                </text:list-item>
              </text:list>
            </text:list-item>
            <text:list-item>
              <text:p text:style-name="P85">if it is a group, check the replication count</text:p>
              <text:list>
                <text:list-item>
                  <text:p text:style-name="P86">render a box or separator and header <text:span text:style-name="T29">except if group is empty</text:span></text:p>
                </text:list-item>
                <text:list-item>
                  <text:p text:style-name="P85">recurse into the group to lay out all child elements</text:p>
                </text:list-item>
                <text:list-item>
                  <text:p text:style-name="P85">if there is any remaining replication left, <text:span text:style-name="T28">repeat from</text:span> to <text:span text:style-name="T28">rendering box or separator</text:span></text:p>
                </text:list-item>
              </text:list>
            </text:list-item>
          </text:list>
        </text:list-item>
      </text:list>
      <text:p text:style-name="P26"/>
      <text:p text:style-name="P10">Data Elements support constraints for the values:</text:p>
      <text:list text:style-name="L4">
        <text:list-item>
          <text:p text:style-name="P87"><text:span text:style-name="T4">Integers </text:span><text:span text:style-name="T11">and floats </text:span><text:span text:style-name="T4">have &lt;min&gt; and &lt;max&gt; elements inside. They constrain the range with endpoints inclusive </text:span><text:span text:style-name="T15">i.e.,</text:span><text:span text:style-name="T4"> &lt;min&gt;5&lt;/min&gt; allows value 5 but disallows value 4.</text:span></text:p>
        </text:list-item>
        <text:list-item>
          <text:p text:style-name="P88"><text:span text:style-name="T4">All elements support a &lt;map&gt; which can be used to </text:span><text:span text:style-name="T10">constrain the possible values to a fixed list, as well as provide user-readable descriptions to the values. Inside the map, the &lt;property&gt; entry </text:span><text:soft-page-break/><text:span text:style-name="T10">is the one that should be written to the node, and the &lt;value&gt; entry is the one that should be displayed to the user.<text:line-break/></text:span></text:p>
        </text:list-item>
      </text:list>
      <text:p text:style-name="P15">Be aware that all data is to be written in big-endian byte order.</text:p>
      <text:p text:style-name="P13"><text:span text:style-name="T60">Any data </text:span>element<text:span text:style-name="T43">’s &lt;name&gt; </text:span><text:span text:style-name="T47">and </text:span><text:span text:style-name="T43">&lt;description&gt; </text:span><text:span text:style-name="T47">elements </text:span><text:span text:style-name="T43">and </text:span><text:span text:style-name="T47">the </text:span><text:span text:style-name="T43">&lt;group&gt; <text:s/></text:span><text:span text:style-name="T47">element’s </text:span><text:span text:style-name="T43">&lt;repname&gt; </text:span><text:span text:style-name="T44">elements</text:span><text:span text:style-name="T43"> are </text:span><text:span text:style-name="T44">intended</text:span><text:span text:style-name="T43"> as hints for optional </text:span><text:span text:style-name="T44">UI </text:span><text:span text:style-name="T43">display by configuration tools. <text:s/></text:span></text:p>
      <text:p text:style-name="P20"><text:span text:style-name="T44">2.</text:span><text:span text:style-name="T43">5.1.4.1 &lt;group&gt; element</text:span></text:p>
      <text:p text:style-name="P24">The optional &lt;link&gt; element defines an optional hyperlink to e.g. additional information. <text:s/>A Configuration Tool is not required to display this hyperlink. <text:s/>If a Configuration Tool cannot make an active link, it’s recommended that the content of the element not be displayed.</text:p>
      <text:p text:style-name="P18"><text:span text:style-name="T48">T</text:span><text:span text:style-name="T43">he &lt;visibility&gt; sub-element in the &lt;hints&gt; sub-element has two attributes:</text:span></text:p>
      <text:list text:style-name="L5">
        <text:list-item>
          <text:p text:style-name="P80">“hideable” If true, recommends that the group be presented in a form that can be made visible or hidden at the user's request. Different Configuration Tools might do this in different ways, or might not do it at all. <text:s/>The CDI author should take this variability into account when laying out the CDI.</text:p>
        </text:list-item>
        <text:list-item>
          <text:p text:style-name="P80">“hidden” If true, recommends that a hideable=”true” group initially be displayed in its hidden form. </text:p>
        </text:list-item>
      </text:list>
      <text:p text:style-name="P19"><text:span text:style-name="T43">Implementation of the &lt;readOnly&gt; element might include disabling or removing “write” or “store” buttons </text:span><text:span text:style-name="T49">from</text:span><text:span text:style-name="T43"> this group’</text:span><text:span text:style-name="T49">s data elements</text:span><text:span text:style-name="T43">. <text:s/></text:span><text:span text:style-name="T49">This is not required behavior, and the CDI author should consider what will happen if a Configuration Tool allows writing of those data elements. </text:span><text:span text:style-name="T43">Note that the </text:span><text:span text:style-name="T49">data </text:span><text:span text:style-name="T43">elements of this group are expected to </text:span><text:span text:style-name="T49">still </text:span><text:span text:style-name="T43">be readable.</text:span></text:p>
      <text:p text:style-name="P14"><text:span text:style-name="T44">A recommended approach for &lt;repname&gt; </text:span><text:span text:style-name="T45">is:<text:tab/></text:span></text:p>
      <text:list text:style-name="L6">
        <text:list-item>
          <text:p text:style-name="P74"><text:span text:style-name="T44">If </text:span><text:span text:style-name="T45">the &lt;repname&gt; element</text:span><text:span text:style-name="T44"> occurs </text:span><text:span text:style-name="T45">the same number of</text:span><text:span text:style-name="T44"> times </text:span><text:span text:style-name="T46">as the </text:span><text:span text:style-name="T45">number in the “replication” attribute</text:span><text:span text:style-name="T44"> then they will be used as the group repeat labels directly </text:span><text:span text:style-name="T45">in the UI</text:span><text:span text:style-name="T44">.</text:span></text:p>
        </text:list-item>
        <text:list-item>
          <text:p text:style-name="P75">If the &lt;<text:span text:style-name="T52">repname&gt; </text:span>element occurs at least once, but less than <text:span text:style-name="T52">the number in the </text:span><text:span text:style-name="T54">“replication” attribute</text:span>, then the last occurrence <text:span text:style-name="T52">should</text:span> be extended to the group labels using the following, specific rules:</text:p>
          <text:list>
            <text:list-item>
              <text:p text:style-name="P77"><text:span text:style-name="T51">I</text:span><text:span text:style-name="T50">f the text in does not end with a decimal representation of an integer, then the group repetition number shall be appended to it, starting from 1..N, including the group repetition offset that </text:span><text:span text:style-name="T51">received</text:span><text:span text:style-name="T50"> that specific label. </text:span><text:span text:style-name="T51">Any whitespace at the end of the &lt;repname&gt; element should be preserved before appending the number.</text:span></text:p>
              <text:p text:style-name="P76">For example, <text:s/></text:p>
              <text:p text:style-name="P76">&lt;group replication=4&gt;&lt;repname&gt;Headlight&lt;/repname&gt;&lt;repname&gt;F&lt;/repname&gt; </text:p>
              <text:p text:style-name="P76">should translate into labels of "Headlight", "F1", "F2", "F3".</text:p>
            </text:list-item>
            <text:list-item>
              <text:p text:style-name="P77"><text:span text:style-name="T51">I</text:span><text:span text:style-name="T50">f the text in ends with a decimal representation of an integer, then that integer shall be incremented by one for every additional group for which there w</text:span><text:span text:style-name="T51">ere</text:span><text:span text:style-name="T50"> not enough element</text:span><text:span text:style-name="T51">s</text:span><text:span text:style-name="T50">. </text:span><text:span text:style-name="T51">Note this does not imply any whitespace before the integer is needed.</text:span></text:p>
              <text:p text:style-name="P78">For example </text:p>
              <text:p text:style-name="P78">&lt;group replication=4&gt;&lt;repname&gt;F0&lt;/repname&gt;</text:p>
              <text:p text:style-name="P78">should translate into labels of "F0", "F1", "F2", "F3".</text:p>
            </text:list-item>
          </text:list>
        </text:list-item>
      </text:list>
      <text:p text:style-name="P49"><text:soft-page-break/></text:p>
      <text:p text:style-name="P58"><text:span text:style-name="T61">O</text:span><text:span text:style-name="T62">ther </text:span><text:span text:style-name="T63">UI </text:span><text:span text:style-name="T62">representations are </text:span><text:span text:style-name="T63">permitted</text:span><text:span text:style-name="T62">. </text:span><text:span text:style-name="T63">For example, s</text:span><text:span text:style-name="T62">ome configuration tools use information from the contained elements </text:span><text:span text:style-name="T64">for group </text:span><text:span text:style-name="T62">label</text:span><text:span text:style-name="T64">s</text:span><text:span text:style-name="T62"> </text:span><text:span text:style-name="T64">in their</text:span><text:span text:style-name="T62"> UI.</text:span></text:p>
      <text:p text:style-name="P58"/>
      <text:p text:style-name="P56">2.5.1.4.2 &lt;integer&gt; element</text:p>
      <text:p text:style-name="P60"/>
      <text:p text:style-name="P61"><text:span text:style-name="T65">Note that the &lt;hints&gt; element is itself optional, as are its subelements. Multiple sub-elements may be present, in </text:span><text:span text:style-name="T68">which</text:span><text:span text:style-name="T65"> case </text:span><text:span text:style-name="T68">the</text:span><text:span text:style-name="T65"> </text:span><text:span text:style-name="T67">configuration tool </text:span><text:span text:style-name="T65">can choose one to display, </text:span><text:span text:style-name="T67">or use none at all</text:span><text:span text:style-name="T65">. <text:s/>Note that nothing prevents the </text:span><text:span text:style-name="T67">configuration tool</text:span><text:span text:style-name="T65"> from displaying a slider, radio box or check box even when there</text:span><text:span text:style-name="T68">’s no &lt;hints&gt; element. All aspects of the human interface are up to the </text:span><text:span text:style-name="T71">application interpreting</text:span><text:span text:style-name="T68"> the Configuration Description Information. Hints on positioning, orientation, coloring, size etc have been deliberately omitted in favor of </text:span><text:span text:style-name="T71">an</text:span><text:span text:style-name="T68"> implementation making its own consistent choices about these.</text:span></text:p>
      <text:p text:style-name="P61"/>
      <text:p text:style-name="P62"><text:span text:style-name="T72">Note that the “tickSpacing” optional attribute on the “slider” element defines the spaces between the tick marks on the slider </text:span><text:span text:style-name="T19">For example, "10" with a minimum value of </text:span><text:span text:style-name="T18">0</text:span><text:span text:style-name="T19"> </text:span><text:span text:style-name="T18">recommends</text:span><text:span text:style-name="T19"> put</text:span><text:span text:style-name="T18">ting</text:span><text:span text:style-name="T19"> ticks at 0, 10, 20 etc </text:span><text:span text:style-name="T70">along the slider axis. </text:span><text:span text:style-name="T69">The configuration tool may not provide tick marks, or it might choose another spacing. Even if the configuration tool does follow the requested tick spacing, what the configuration tool does if the spacing does not exactly fit the max value of the slider is not defined.</text:span></text:p>
      <text:p text:style-name="P60"/>
      <text:p text:style-name="P31"><text:span text:style-name="T66">2.</text:span><text:span text:style-name="T65">5.1.4.3 &lt;string&gt; element</text:span></text:p>
      <text:p text:style-name="P59"/>
      <text:p text:style-name="P53">Note that node developers should not assume any particular contents in a string field beyond the first null character.</text:p>
      <text:p text:style-name="P59"/>
      <text:p text:style-name="P57"><text:span text:style-name="T73">2.5.1.4.6 </text:span>&lt;action&gt; element</text:p>
      <text:p text:style-name="P50"/>
      <text:p text:style-name="P51">Multiple action buttons can be defined to write different values to the same configuration memory location by using suitable negative values for the offset attribute.</text:p>
      <text:p text:style-name="P51"/>
      <text:p text:style-name="P52">Not<text:span text:style-name="T74">e</text:span> that the underlying write-only action variable must not be read or written as part of a backup and/or restore operation. Should a GUI provide read-all and/or write-all operation, these must not access <text:span text:style-name="T53">the</text:span> underlying write-only action variable.</text:p>
      <text:p text:style-name="P50"/>
      <text:p text:style-name="P57"><text:span text:style-name="T73">2.5.1.4.7 </text:span>&lt;blob&gt; element</text:p>
      <text:p text:style-name="P54"/>
      <text:p text:style-name="P55">The &lt;blob&gt; element is intended to provide bulk access to the target node<text:span text:style-name="T53">’s memory space. <text:s/></text:span></text:p>
      <text:p text:style-name="P55"/>
      <text:p text:style-name="P55"><text:span text:style-name="T53">The ten-byte area defined in the enclosing segment’s memory space provides access to a contiguous area in any location in any of the target node’s memory spaces. Nothing may be assumed about the content or format of the underlying memory locations in the blob.</text:span></text:p>
      <text:p text:style-name="P55"/>
      <text:p text:style-name="P52"><text:span text:style-name="T55">Note that nothing prevents the accessing node from reading in bulk from any valid memory space in the target node. <text:s/>For example, it’s permissible to bulk read a number of variables from the configuration </text:span><text:span text:style-name="T56">memory </text:span><text:span text:style-name="T55">space </text:span><text:span text:style-name="T56">(number 0xFD) </text:span><text:span text:style-name="T55">at the same time. <text:s/>The &lt;blob&gt; element is intended to provide bulk access to areas that are not otherwise described by the CDI, but it can also define access to a CDI-defined memory area.</text:span></text:p>
      <text:p text:style-name="P12"><text:soft-page-break/></text:p>
      <text:h text:style-name="P68" text:outline-level="2"><text:bookmark-start text:name="__RefHeading___Toc5878_3324798420"/>Future Expansion<text:bookmark-end text:name="__RefHeading___Toc5878_3324798420"/></text:h>
      <text:p text:style-name="P11">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42"><text:span text:style-name="T4">The guarantees given in the standard allow the algorithm for tracking the current address to function properly for future minor versions </text:span><text:span text:style-name="T15">of the</text:span><text:span text:style-name="T4"> standard. This ensures that all known Data Elements are laid out by the Configuration Tool as intended by the CDI developer. Any unknown Data Elements can be skipped by the Configuration Tool. It is advised for Configuration Tool developers to identify to the user that an unknown element was found and an update to the software of the Configuration Tool may be required to have proper access to it.</text:span></text:p>
      <text:p text:style-name="P43"><text:span text:style-name="T4">On the other hand, a new major version </text:span><text:span text:style-name="T15">of the</text:span><text:span text:style-name="T4"> standard may define the XML elements or the layout algorithm in a completely different way that prevents a Configuration Tool designed for an earlier version of the standard </text:span><text:span text:style-name="T12">from</text:span><text:span text:style-name="T4"> properly following the layout algorithm.</text:span></text:p>
      <text:h text:style-name="Heading_20_1" text:outline-level="1"><text:bookmark-start text:name="__RefHeading___Toc5880_3324798420"/><text:span text:style-name="T30">Background</text:span> Information<text:bookmark-end text:name="__RefHeading___Toc5880_3324798420"/></text:h>
      <text:h text:style-name="Heading_20_2" text:outline-level="2"><text:bookmark-start text:name="__RefHeading___Toc5882_3324798420"/>Environment of Proposal<text:bookmark-end text:name="__RefHeading___Toc5882_3324798420"/></text:h>
      <text:h text:style-name="Heading_20_3" text:outline-level="3"><text:bookmark-start text:name="__RefHeading___Toc5884_3324798420"/>Requirements<text:bookmark-end text:name="__RefHeading___Toc5884_3324798420"/></text:h>
      <text:list text:style-name="L7">
        <text:list-item>
          <text:p text:style-name="P89">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89">Users want <text:s/>to configure a node entirely over the OpenLCB, without physical interactions, e.g. pushing buttons.</text:p>
        </text:list-item>
      </text:list>
      <text:h text:style-name="Heading_20_3" text:outline-level="3"><text:bookmark-start text:name="__RefHeading___Toc5886_3324798420"/>Preferences<text:bookmark-end text:name="__RefHeading___Toc5886_3324798420"/></text:h>
      <text:list text:style-name="L8">
        <text:list-item>
          <text:p text:style-name="P90">Small nodes shouldn't need a lot of processing power, e.g. to compress or decompress data in real time. Memory usage should also be limited, but is a second priority.</text:p>
        </text:list-item>
        <text:list-item>
          <text:p text:style-name="P90">Configuration retrieval operations should be state-less and idempotent to simplify software at both ends. This is a preference for the CDI retrieval mechanism, not the CDI itself.</text:p>
        </text:list-item>
        <text:list-item>
          <text:p text:style-name="P90">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text:bookmark-start text:name="__RefHeading___Toc5888_3324798420"/>Design Points<text:bookmark-end text:name="__RefHeading___Toc5888_3324798420"/></text:h>
      <text:list xml:id="list3904774384" text:style-name="L9">
        <text:list-item>
          <text:p text:style-name="P91">The “Variables” described here are not exactly the same thing as “Configuration Variables” (CVs) or “Node Variables” (NVs) that are discussed elsewhere, e.g. in DCC documentation. Those are aimed at storage, and so are grouped by address. The “Variables” here are grouped by <text:soft-page-break/>function. “Long address” might be several DCC CVs, but would be one variable <text:span text:style-name="T37">in</text:span> this proposal. Similarly, DCC CV29 has lots of variables within it, each stored as bits. </text:p>
        </text:list-item>
      </text:list>
      <text:p text:style-name="P32"/>
      <text:list xml:id="list123360957562032" text:continue-numbering="true" text:style-name="L9">
        <text:list-item>
          <text:p text:style-name="P92">The primary design constraints are complexity and size in the OpenLCB device providing CDI, and complexity and size in the device consuming the CDI.</text:p>
          <text:list>
            <text:list-item>
              <text:p text:style-name="P92">Size and complexity in the providing device is the more important constraint. There are more of those devices, they are cost sensitive, and they may not be <text:span text:style-name="T30">upgradeable</text:span> once delivered.</text:p>
            </text:list-item>
            <text:list-item>
              <text:p text:style-name="P92">Size and complexity in the CDI-consuming device should also be considered. In particular, code complexity is an issue which must be addressed.</text:p>
            </text:list-item>
          </text:list>
        </text:list-item>
        <text:list-item>
          <text:p text:style-name="P92">Secondary constraints are testability of the provided information, scalability of the format, and the convenience and availability of a suitable toolchain.</text:p>
        </text:list-item>
        <text:list-item>
          <text:p text:style-name="P92">There is a physical/logical structure to the configuration which the CDI can and should reflect:</text:p>
          <text:list>
            <text:list-item>
              <text:p text:style-name="P92">The basic OpenLCB unit is a "Node". Nodes provide CDI for their needed configuration information. <text:span text:style-name="T37">One possible</text:span> protocol for that <text:span text:style-name="T37">is the Memory Configuration Protocol</text:span>.</text:p>
            </text:list-item>
            <text:list-item>
              <text:p text:style-name="P92">A Node can contain zero or more "Producers". Each Producer is independently configured. There is no ordering between separate Producers, but they can be numbered for ease of reference.</text:p>
            </text:list-item>
            <text:list-item>
              <text:p text:style-name="P92">A Node can contain zero or more "Consumers". Each Consumer is independently configured. There is no ordering between separate Consumers, or between individual Consumers and Producers, but they can be numbered for ease of reference.</text:p>
            </text:list-item>
            <text:list-item>
              <text:p text:style-name="P92">Each Producer or Consumer can be configured with zero or one Events. <text:span text:style-name="T30">A hardware port may have more than one Producer or Consumer (for example two: off and on).</text:span></text:p>
            </text:list-item>
            <text:list-item>
              <text:p text:style-name="P92">Each Event has an Identifier which uniquely defines it. </text:p>
            </text:list-item>
            <text:list-item>
              <text:p text:style-name="P92">To ensure future growth, there is no required "device", "channel" or other grouping within a node. Those may be present in some node types, and CDI must be able to represent them, but may not require any specific organization. <text:span text:style-name="T30">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32"/>
      <text:h text:style-name="Heading_20_3" text:outline-level="3"><text:bookmark-start text:name="__RefHeading___Toc5890_3324798420"/>Storage<text:bookmark-end text:name="__RefHeading___Toc5890_3324798420"/></text:h>
      <text:p text:style-name="P32">The configuration definition is stored in a hierarchical manner.</text:p>
      <text:p text:style-name="P32"/>
      <text:p text:style-name="P32">I) In what follows:</text:p>
      <text:p text:style-name="P32"/>
      <text:p text:style-name="P32">A "String" must be present; an "Optional String" does not have to be. Strings are in UTF-8.</text:p>
      <text:p text:style-name="P32"/>
      <text:p text:style-name="P32">An "Integer" may be signed; if no sign, it's taken as positive.</text:p>
      <text:p text:style-name="P32"/>
      <text:p text:style-name="P32">A "Map" provides a set of named descriptive values. It contains:</text:p>
      <text:p text:style-name="P32"/>
      <text:list text:style-name="L10">
        <text:list-item>
          <text:p text:style-name="P93">Name: Optional String, if present required to be unique within enclosing group or node</text:p>
        </text:list-item>
        <text:list-item>
          <text:p text:style-name="P93">Description: Optional String</text:p>
        </text:list-item>
        <text:list-item>
          <text:p text:style-name="P93"><text:soft-page-break/>1 or more "Key", "Value" pairs. Each element of the pair can be of any supported type, depending only on how it is to be used.</text:p>
        </text:list-item>
      </text:list>
      <text:p text:style-name="P32">Map elements provide a mapping between the pairs they contain. For example, a map can relate numeric values for a variable to descripti<text:span text:style-name="T31">ve</text:spa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32"/>
      <text:p text:style-name="P32">II) At the top, root level is the information for a "node". This includes:</text:p>
      <text:p text:style-name="P32"/>
      <text:list text:style-name="L11">
        <text:list-item>
          <text:p text:style-name="P95">Manufacturer: String</text:p>
        </text:list-item>
        <text:list-item>
          <text:p text:style-name="P96">Model: If present, the human-readable model name the manufacturer gives to this node.</text:p>
        </text:list-item>
        <text:list-item>
          <text:p text:style-name="P94">Version: If present, the human-readable version string for the current board.</text:p>
        </text:list-item>
        <text:list-item>
          <text:p text:style-name="P94"><text:span text:style-name="T31">An optional Map for storing custom attributes defined by the manufacturer. </text:span>Any other information desired can be added <text:span text:style-name="T31">to this map</text:span>.</text:p>
        </text:list-item>
      </text:list>
      <text:p text:style-name="P32"/>
      <text:p text:style-name="P32">III) Within the node is zero or more "groups". Each group contains:</text:p>
      <text:p text:style-name="P32"/>
      <text:list text:style-name="L12">
        <text:list-item>
          <text:p text:style-name="P97">Name: String, required to be unique within enclosing group or node</text:p>
        </text:list-item>
        <text:list-item>
          <text:p text:style-name="P97">Descripti<text:span text:style-name="T32">on</text:span>: <text:span text:style-name="T32">Documents to the end-user the logical contents.</text:span></text:p>
        </text:list-item>
        <text:list-item>
          <text:p text:style-name="P97">Replication count: Integer &gt;= 1 (number of times this group is replicated within the parent item)</text:p>
          <text:p text:style-name="P97"/>
        </text:list-item>
      </text:list>
      <text:p text:style-name="P32">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32"/>
      <text:p text:style-name="P32"><text:span text:style-name="T32">Instances</text:span> within replicated groups are numbered from 1 to the replication count. If more than one replicated group is present, the numbering for each starts again with 1.</text:p>
      <text:p text:style-name="P32"/>
      <text:p text:style-name="P32">Groups may contain one or more inner groups, with the same representation. This may continue to any desired level.</text:p>
      <text:p text:style-name="P32"/>
      <text:p text:style-name="P32">IV) Groups may contain "variable" descriptions <text:span text:style-name="T32">of various types.</text:span></text:p>
      <text:p text:style-name="P32"/>
      <text:p text:style-name="P32">IV-a) A "variable" description contains:</text:p>
      <text:p text:style-name="P32"/>
      <text:list text:style-name="L13">
        <text:list-item>
          <text:p text:style-name="P99">Type: represented by the element tag. Can be int, string (UTF-8), eventid, <text:span text:style-name="T41">float</text:span>. Previously other types were also considered, e.g. "bit", "digit" (an unsigned binary-coded-decimal value), "signed" (a binary value with a sign), "unsigned" (a binary value without a sign), "blob" (arbitrary byte vector).</text:p>
        </text:list-item>
        <text:list-item>
          <text:p text:style-name="P98">Name: String, required to be unique within enclosing group or node</text:p>
        </text:list-item>
        <text:list-item>
          <text:p text:style-name="P98">Max: Integer - the maximum value allowed.</text:p>
        </text:list-item>
        <text:list-item>
          <text:p text:style-name="P98">Min: Integer - the minimum value allowed.</text:p>
        </text:list-item>
        <text:list-item>
          <text:p text:style-name="P99">Size: describes how many bytes are occupied by this variable. Also used for integers <text:span text:style-name="T58">and floats</text:span><text:span text:style-name="T41"> </text:span>to describe the <text:span text:style-name="T33">data type size (e.g. byte, word, dword etc). </text:span><text:span text:style-name="T58">It is required for floats and strings.</text:span></text:p>
        </text:list-item>
        <text:list-item>
          <text:p text:style-name="P98">Description: Optional String</text:p>
        </text:list-item>
        <text:list-item>
          <text:p text:style-name="P98"><text:soft-page-break/>Default: <text:span text:style-name="T33">optional, for integer </text:span><text:span text:style-name="T41">and float </text:span><text:span text:style-name="T33">type</text:span><text:span text:style-name="T41">s</text:span><text:span text:style-name="T33"> only</text:span></text:p>
        </text:list-item>
        <text:list-item>
          <text:p text:style-name="P98">Offset: Optional integer offset <text:span text:style-name="T33">to skip before this element in the layout, </text:span>data is <text:span text:style-name="T33">otherwise </text:span>laid out by length in depth-first order.</text:p>
        </text:list-item>
      </text:list>
      <text:p text:style-name="P32"/>
      <text:p text:style-name="P32">A variable may contain zero or one map descriptions. If present, the map represents a mapping between possible values (the "<text:span text:style-name="T33">Property</text:span>" part of the map's pairs) and convenient names for them (the "Value" part of the map's pairs). </text:p>
      <text:p text:style-name="P32"/>
      <text:p text:style-name="P32">Note that the current value of a variable is not considered configuration definition information (see item 1A and 1B in the introduction).</text:p>
      <text:p text:style-name="P32"/>
      <text:p text:style-name="P32">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 <text:span text:style-name="T33">A possible way to organize internally bit-mapped information is to use an address translation scheme which maps each bit to a byte.</text:span>)</text:p>
      <text:p text:style-name="P32"/>
      <text:h text:style-name="Heading_20_2" text:outline-level="2"><text:bookmark-start text:name="__RefHeading___Toc5892_3324798420"/>Example<text:bookmark-end text:name="__RefHeading___Toc5892_3324798420"/></text:h>
      <text:p text:style-name="Text_20_body">The following is not meant to show <text:span text:style-name="T21">how</text:span> configuration definition information would be stored, but <text:span text:style-name="T21">what kinds</text:span> of information would be stored. It's a description of a complex accessory decoder, the Digitrax DS54, modified for use in a Producer-Consumer model.</text:p>
      <text:p text:style-name="P32"/>
      <text:p text:style-name="P32">Hopefully the syntax will be self-explanatory. In any case, it's just for this example, not a proposal of any kind.</text:p>
      <text:p text:style-name="P32"/>
      <text:p text:style-name="P38">&lt;?xml version="1.0"?&gt;</text:p>
      <text:p text:style-name="P38">&lt;cdi xmlns:xsi="http://www.w3.org/2001/XMLSchema-instance" <text:tab/>xsi:noNamespaceSchemaLocation="http://openlcb.org/schema/<text:span text:style-name="T39">cdi/</text:span>1/<text:span text:style-name="T57">3</text:span>/cdi.xsd"&gt;</text:p>
      <text:p text:style-name="P38"/>
      <text:p text:style-name="P38">&lt;identification&gt;</text:p>
      <text:p text:style-name="P38">&lt;manufacturer&gt;Digitrax&lt;/manufacturer&gt;</text:p>
      <text:p text:style-name="P38">&lt;model&gt;DS54&lt;/model&gt;</text:p>
      <text:p text:style-name="P38">&lt;hardwareVersion&gt;2.33&lt;/hardwareVersion&gt;</text:p>
      <text:p text:style-name="P38">&lt;/identification&gt;</text:p>
      <text:p text:style-name="P38"/>
      <text:p text:style-name="P38">&lt;acdi/&gt;</text:p>
      <text:p text:style-name="P38"/>
      <text:p text:style-name="P38">&lt;segment space='251'&gt;</text:p>
      <text:p text:style-name="P38"><text:s text:c="2"/>&lt;name&gt;User Identification&lt;/name&gt;</text:p>
      <text:p text:style-name="P38"><text:s text:c="2"/>&lt;description&gt;Lets the user add his own description&lt;/description&gt;</text:p>
      <text:p text:style-name="P38"><text:s text:c="2"/>&lt;int size='1'&gt;</text:p>
      <text:p text:style-name="P38"><text:s text:c="4"/>&lt;name&gt;Version&lt;/name&gt;</text:p>
      <text:p text:style-name="P38"><text:s text:c="2"/>&lt;/int&gt;</text:p>
      <text:p text:style-name="P38"><text:soft-page-break/><text:s text:c="2"/>&lt;string size='63'&gt;</text:p>
      <text:p text:style-name="P38"><text:s text:c="4"/>&lt;name&gt;Node Name&lt;/name&gt;</text:p>
      <text:p text:style-name="P38"><text:s text:c="2"/>&lt;/string&gt;</text:p>
      <text:p text:style-name="P38"><text:s text:c="2"/>&lt;string size='64'&gt;</text:p>
      <text:p text:style-name="P38"><text:s text:c="4"/>&lt;name&gt;Node Description&lt;/name&gt;</text:p>
      <text:p text:style-name="P38"><text:s text:c="2"/>&lt;/string&gt;</text:p>
      <text:p text:style-name="P38">&lt;/segment&gt;</text:p>
      <text:p text:style-name="P38"/>
      <text:p text:style-name="P38">&lt;segment space="253"&gt;</text:p>
      <text:p text:style-name="P38"><text:s text:c="2"/>&lt;int size="2"&gt;</text:p>
      <text:p text:style-name="P38"><text:s text:c="4"/>&lt;name&gt;Address&lt;/name&gt;</text:p>
      <text:p text:style-name="P38"><text:s text:c="4"/>&lt;description&gt;The DCC address of the accessory decoder. This is not needed in OpenLCB operation.&lt;/description&gt;</text:p>
      <text:p text:style-name="P38"><text:s text:c="4"/>&lt;min&gt;0&lt;/min&gt;&lt;max&gt;2044&lt;/max&gt;</text:p>
      <text:p text:style-name="P38"><text:s text:c="2"/>&lt;/int&gt;</text:p>
      <text:p text:style-name="P38"><text:s text:c="2"/></text:p>
      <text:p text:style-name="P38"><text:s text:c="2"/>&lt;group replication="4"&gt;</text:p>
      <text:p text:style-name="P38"><text:s text:c="4"/>&lt;name&gt;Channels&lt;/name&gt;</text:p>
      <text:p text:style-name="P38"><text:s text:c="4"/>&lt;description&gt;Each channel is one pair of output wires and contains two inputs.&lt;/description&gt;</text:p>
      <text:p text:style-name="P38"><text:s text:c="4"/>&lt;repname&gt;Channel&lt;/repname&gt;</text:p>
      <text:p text:style-name="P38"><text:s text:c="3"/></text:p>
      <text:p text:style-name="P38"><text:s text:c="4"/>&lt;group&gt;</text:p>
      <text:p text:style-name="P38"><text:s text:c="6"/>&lt;name&gt;Turnout output&lt;/name&gt;</text:p>
      <text:p text:style-name="P38"><text:s text:c="6"/></text:p>
      <text:p text:style-name="P38"><text:s text:c="6"/>&lt;int size="1"&gt;&lt;name&gt;Output option&lt;/name&gt;</text:p>
      <text:p text:style-name="P38"><text:s text:c="8"/>&lt;default&gt;1&lt;/default&gt;</text:p>
      <text:p text:style-name="P38"><text:s text:c="8"/>&lt;map&gt;</text:p>
      <text:p text:style-name="P38"><text:s text:c="8"/>&lt;relation&gt;&lt;property&gt;1&lt;/property&gt;&lt;value&gt;Pulse re-triggerable&lt;/value&gt;&lt;/relation&gt;</text:p>
      <text:p text:style-name="P38"><text:s text:c="8"/>&lt;relation&gt;&lt;property&gt;2&lt;/property&gt;&lt;value&gt;Pulse non-retriggerable&lt;/value&gt;&lt;/relation&gt;</text:p>
      <text:p text:style-name="P38"><text:s text:c="8"/>&lt;relation&gt;&lt;property&gt;3&lt;/property&gt;&lt;value&gt;Static light or slow-motion turnout machine&lt;/value&gt;&lt;/relation&gt;</text:p>
      <text:p text:style-name="P38"><text:s text:c="8"/>&lt;relation&gt;&lt;property&gt;4&lt;/property&gt;&lt;value&gt;Blinking lamp&lt;/value&gt;&lt;/relation&gt;</text:p>
      <text:p text:style-name="P38"><text:s text:c="8"/>&lt;/map&gt;</text:p>
      <text:p text:style-name="P38"><text:s text:c="6"/>&lt;/int&gt;</text:p>
      <text:p text:style-name="P38"/>
      <text:p text:style-name="P38"><text:s text:c="6"/>&lt;int size="1"&gt;&lt;name&gt;Pulse length&lt;/name&gt;</text:p>
      <text:p text:style-name="P38"><text:s text:c="8"/>&lt;description&gt;Specifies the length of the output pulses for the pulsed output options. Ignored when output option is not pulsed.&lt;/description&gt;</text:p>
      <text:p text:style-name="P38"><text:s text:c="8"/>&lt;default&gt;0&lt;/default&gt;</text:p>
      <text:p text:style-name="P38"><text:s text:c="8"/>&lt;map&gt;</text:p>
      <text:p text:style-name="P38"><text:s text:c="8"/>&lt;relation&gt;&lt;property&gt;0&lt;/property&gt;&lt;value&gt;0.125 sec&lt;/value&gt;&lt;/relation&gt;</text:p>
      <text:p text:style-name="P38"><text:s text:c="8"/>&lt;relation&gt;&lt;property&gt;1&lt;/property&gt;&lt;value&gt;0.25 sec&lt;/value&gt;&lt;/relation&gt;</text:p>
      <text:p text:style-name="P38"><text:s text:c="8"/>&lt;relation&gt;&lt;property&gt;2&lt;/property&gt;&lt;value&gt;0.35 sec&lt;/value&gt;&lt;/relation&gt;</text:p>
      <text:p text:style-name="P38"><text:s text:c="8"/>&lt;relation&gt;&lt;property&gt;3&lt;/property&gt;&lt;value&gt;0.5 sec&lt;/value&gt;&lt;/relation&gt;</text:p>
      <text:p text:style-name="P38"><text:s text:c="8"/>&lt;relation&gt;&lt;property&gt;4&lt;/property&gt;&lt;value&gt;0.625 sec&lt;/value&gt;&lt;/relation&gt;</text:p>
      <text:p text:style-name="P38"><text:s text:c="8"/>&lt;relation&gt;&lt;property&gt;5&lt;/property&gt;&lt;value&gt;0.75 sec&lt;/value&gt;&lt;/relation&gt;</text:p>
      <text:p text:style-name="P38"><text:soft-page-break/><text:s text:c="8"/>&lt;relation&gt;&lt;property&gt;6&lt;/property&gt;&lt;value&gt;0.9 sec&lt;/value&gt;&lt;/relation&gt;</text:p>
      <text:p text:style-name="P38"><text:s text:c="8"/>&lt;relation&gt;&lt;property&gt;7&lt;/property&gt;&lt;value&gt;1 sec&lt;/value&gt;&lt;/relation&gt;</text:p>
      <text:p text:style-name="P38"><text:s text:c="8"/>&lt;relation&gt;&lt;property&gt;8&lt;/property&gt;&lt;value&gt;2 sec&lt;/value&gt;&lt;/relation&gt;</text:p>
      <text:p text:style-name="P38"><text:s text:c="8"/>&lt;relation&gt;&lt;property&gt;9&lt;/property&gt;&lt;value&gt;3 sec&lt;/value&gt;&lt;/relation&gt;</text:p>
      <text:p text:style-name="P38"><text:s text:c="8"/>&lt;relation&gt;&lt;property&gt;10&lt;/property&gt;&lt;value&gt;4 sec&lt;/value&gt;&lt;/relation&gt;</text:p>
      <text:p text:style-name="P38"><text:s text:c="8"/>&lt;relation&gt;&lt;property&gt;11&lt;/property&gt;&lt;value&gt;5 sec&lt;/value&gt;&lt;/relation&gt;</text:p>
      <text:p text:style-name="P38"><text:s text:c="8"/>&lt;relation&gt;&lt;property&gt;12&lt;/property&gt;&lt;value&gt;6 sec&lt;/value&gt;&lt;/relation&gt;</text:p>
      <text:p text:style-name="P38"><text:s text:c="8"/>&lt;relation&gt;&lt;property&gt;13&lt;/property&gt;&lt;value&gt;7.5 sec&lt;/value&gt;&lt;/relation&gt;</text:p>
      <text:p text:style-name="P38"><text:s text:c="8"/>&lt;relation&gt;&lt;property&gt;14&lt;/property&gt;&lt;value&gt;10 sec&lt;/value&gt;&lt;/relation&gt;</text:p>
      <text:p text:style-name="P38"><text:s text:c="8"/>&lt;relation&gt;&lt;property&gt;15&lt;/property&gt;&lt;value&gt;12 sec&lt;/value&gt;&lt;/relation&gt;</text:p>
      <text:p text:style-name="P38"><text:s text:c="8"/>&lt;/map&gt;</text:p>
      <text:p text:style-name="P38"><text:s text:c="6"/>&lt;/int&gt;</text:p>
      <text:p text:style-name="P38"><text:s text:c="6"/></text:p>
      <text:p text:style-name="P38"><text:s text:c="6"/>&lt;eventid&gt;</text:p>
      <text:p text:style-name="P38"><text:s text:c="8"/>&lt;name&gt;Turnout closed&lt;/name&gt;</text:p>
      <text:p text:style-name="P38"><text:s text:c="8"/>&lt;description&gt;When this event arrives, a turnout will be moved to the closed position or a lamp will be switched to ON.&lt;/description&gt;</text:p>
      <text:p text:style-name="P38"><text:s text:c="6"/>&lt;/eventid&gt;</text:p>
      <text:p text:style-name="P38"><text:s text:c="6"/>&lt;eventid&gt;</text:p>
      <text:p text:style-name="P38"><text:s text:c="8"/>&lt;name&gt;Turnout thrown&lt;/name&gt;</text:p>
      <text:p text:style-name="P38"><text:s text:c="8"/>&lt;description&gt;When this event arrives, a turnout will be moved to the thrown position or a lamp will be switched to OFF.&lt;/description&gt;</text:p>
      <text:p text:style-name="P38"><text:s text:c="6"/>&lt;/eventid&gt; <text:s text:c="5"/></text:p>
      <text:p text:style-name="P38"><text:s text:c="4"/>&lt;/group&gt;</text:p>
      <text:p text:style-name="P38"/>
      <text:p text:style-name="P38"><text:s text:c="4"/>&lt;group replication="2"&gt;&lt;name&gt;Inputs&lt;/name&gt;</text:p>
      <text:p text:style-name="P38"><text:s text:c="6"/>&lt;description&gt;Input 1 is the SWITCH input, Input 2 is the AUX input for this channel&lt;/description&gt;</text:p>
      <text:p text:style-name="P38"><text:s text:c="6"/>&lt;repname&gt;Input&lt;/repname&gt;</text:p>
      <text:p text:style-name="P38"><text:s text:c="6"/>&lt;eventid&gt;</text:p>
      <text:p text:style-name="P38"><text:s text:c="8"/>&lt;name&gt;Input active&lt;/name&gt;</text:p>
      <text:p text:style-name="P38"><text:s text:c="8"/>&lt;description&gt;This event is generated when the input line goes active. Independent from trigger setup.&lt;/description&gt;</text:p>
      <text:p text:style-name="P38"><text:s text:c="6"/>&lt;/eventid&gt;</text:p>
      <text:p text:style-name="P38"><text:s text:c="6"/>&lt;eventid&gt;</text:p>
      <text:p text:style-name="P38"><text:s text:c="8"/>&lt;name&gt;Input inactive&lt;/name&gt;</text:p>
      <text:p text:style-name="P38"><text:s text:c="8"/>&lt;description&gt;This event is generated when the input line goes inactive. Independent from trigger setup.&lt;/description&gt;</text:p>
      <text:p text:style-name="P38"><text:s text:c="6"/>&lt;/eventid&gt;</text:p>
      <text:p text:style-name="P38"><text:s text:c="6"/></text:p>
      <text:p text:style-name="P38"><text:s text:c="6"/>&lt;group&gt;&lt;name&gt;Trigger&lt;/name&gt;</text:p>
      <text:p text:style-name="P38"><text:s text:c="8"/>&lt;description&gt;Advanced triggering and local actions&lt;/description&gt;</text:p>
      <text:p text:style-name="P38"><text:s text:c="8"/></text:p>
      <text:p text:style-name="P38"><text:s text:c="8"/>&lt;int size="1"&gt;</text:p>
      <text:p text:style-name="P38"><text:s text:c="10"/>&lt;name&gt;Trigger condition&lt;/name&gt;</text:p>
      <text:p text:style-name="P38"><text:s text:c="10"/>&lt;map&gt;</text:p>
      <text:p text:style-name="P38"><text:s text:c="12"/>&lt;relation&gt;&lt;property&gt;0&lt;/property&gt;&lt;value&gt;Positive Edge: OFF to ON&lt;/value&gt;&lt;/relation&gt;</text:p>
      <text:p text:style-name="P38"><text:soft-page-break/><text:s text:c="12"/>&lt;relation&gt;&lt;property&gt;8&lt;/property&gt;&lt;value&gt;Negative Edge: ON to OFF&lt;/value&gt;&lt;/relation&gt;</text:p>
      <text:p text:style-name="P38"><text:s text:c="12"/>&lt;relation&gt;&lt;property&gt;1&lt;/property&gt;&lt;value&gt;Positive Level: ON&lt;/value&gt;&lt;/relation&gt;</text:p>
      <text:p text:style-name="P38"><text:s text:c="12"/>&lt;relation&gt;&lt;property&gt;9&lt;/property&gt;&lt;value&gt;Negative Level: OFF&lt;/value&gt;&lt;/relation&gt;</text:p>
      <text:p text:style-name="P38"><text:s text:c="12"/>&lt;relation&gt;&lt;property&gt;2&lt;/property&gt;&lt;value&gt;Output following: Output ON -- Positive Edge&lt;/value&gt;&lt;/relation&gt;</text:p>
      <text:p text:style-name="P38"><text:s text:c="12"/>&lt;relation&gt;&lt;property&gt;3&lt;/property&gt;&lt;value&gt;Reverse output following: Output ON -- Negative Edge&lt;/value&gt;&lt;/relation&gt;</text:p>
      <text:p text:style-name="P38"><text:s text:c="10"/>&lt;/map&gt;</text:p>
      <text:p text:style-name="P38"><text:s text:c="8"/>&lt;/int&gt;</text:p>
      <text:p text:style-name="P38"><text:s text:c="8"/>&lt;eventid&gt;</text:p>
      <text:p text:style-name="P38"><text:s text:c="10"/>&lt;name&gt;Trigger event&lt;/name&gt;</text:p>
      <text:p text:style-name="P38"><text:s text:c="10"/>&lt;description&gt;If set, this event is generated when triggered&lt;/description&gt;</text:p>
      <text:p text:style-name="P38"><text:s text:c="8"/>&lt;/eventid&gt;</text:p>
      <text:p text:style-name="P38"><text:s text:c="8"/>&lt;int size="1"&gt;</text:p>
      <text:p text:style-name="P38"><text:s text:c="10"/>&lt;name&gt;Action&lt;/name&gt;</text:p>
      <text:p text:style-name="P38"><text:s text:c="10"/>&lt;default&gt;1&lt;/default&gt;</text:p>
      <text:p text:style-name="P38"><text:s text:c="10"/>&lt;map&gt;</text:p>
      <text:p text:style-name="P38"><text:s text:c="12"/>&lt;relation&gt;&lt;property&gt;1&lt;/property&gt;&lt;value&gt;No Action&lt;/value&gt;&lt;/relation&gt;</text:p>
      <text:p text:style-name="P38"><text:s text:c="12"/>&lt;relation&gt;&lt;property&gt;0&lt;/property&gt;&lt;value&gt;Output toggle&lt;/value&gt;&lt;/relation&gt;</text:p>
      <text:p text:style-name="P38"><text:s text:c="12"/>&lt;relation&gt;&lt;property&gt;2&lt;/property&gt;&lt;value&gt;Output Thrown&lt;/value&gt;&lt;/relation&gt;</text:p>
      <text:p text:style-name="P38"><text:s text:c="12"/>&lt;relation&gt;&lt;property&gt;3&lt;/property&gt;&lt;value&gt;Output Closed&lt;/value&gt;&lt;/relation&gt;</text:p>
      <text:p text:style-name="P38"><text:s text:c="12"/>&lt;relation&gt;&lt;property&gt;7&lt;/property&gt;&lt;value&gt;Output Follows Input&lt;/value&gt;&lt;/relation&gt;</text:p>
      <text:p text:style-name="P38"><text:s text:c="12"/>&lt;relation&gt;&lt;property&gt;4&lt;/property&gt;&lt;value&gt;Turntable Pause&lt;/value&gt;&lt;/relation&gt;</text:p>
      <text:p text:style-name="P38"><text:s text:c="12"/>&lt;relation&gt;&lt;property&gt;5&lt;/property&gt;&lt;value&gt;Turntable Continue&lt;/value&gt;&lt;/relation&gt;</text:p>
      <text:p text:style-name="P38"><text:s text:c="12"/>&lt;relation&gt;&lt;property&gt;6&lt;/property&gt;&lt;value&gt;Local Route&lt;/value&gt;&lt;/relation&gt;</text:p>
      <text:p text:style-name="P38"><text:s text:c="10"/>&lt;/map&gt;</text:p>
      <text:p text:style-name="P38"><text:s text:c="8"/>&lt;/int&gt;</text:p>
      <text:p text:style-name="P38"><text:s text:c="6"/>&lt;/group&gt;</text:p>
      <text:p text:style-name="P38"><text:s text:c="4"/>&lt;/group&gt;</text:p>
      <text:p text:style-name="P38"><text:s text:c="4"/></text:p>
      <text:p text:style-name="P38"><text:s text:c="4"/>&lt;int size="1"&gt;&lt;name&gt;Generate output events&lt;/name&gt;</text:p>
      <text:p text:style-name="P38"><text:s text:c="6"/>&lt;description&gt;If set, local output modification by Advanced triggers will generate the same events that would trigger that output change.&lt;/description&gt;</text:p>
      <text:p text:style-name="P38"><text:s text:c="6"/>&lt;default&gt;0&lt;/default&gt;</text:p>
      <text:p text:style-name="P38"><text:s text:c="6"/>&lt;map&gt;</text:p>
      <text:p text:style-name="P38"><text:s text:c="8"/>&lt;relation&gt;&lt;property&gt;0&lt;/property&gt;&lt;value&gt;off&lt;/value&gt;&lt;/relation&gt;</text:p>
      <text:p text:style-name="P38"><text:s text:c="8"/>&lt;relation&gt;&lt;property&gt;1&lt;/property&gt;&lt;value&gt;on&lt;/value&gt;&lt;/relation&gt;</text:p>
      <text:p text:style-name="P38"><text:s text:c="6"/>&lt;/map&gt;</text:p>
      <text:p text:style-name="P38"><text:s text:c="4"/>&lt;/int&gt;</text:p>
      <text:p text:style-name="P38"><text:s text:c="2"/>&lt;/group&gt;</text:p>
      <text:p text:style-name="P38">&lt;/segment&gt;</text:p>
      <text:p text:style-name="P38">&lt;/cdi&gt;</text:p>
      <text:p text:style-name="P32"/>
      <text:p text:style-name="P39">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text:soft-page-break/>decoder) does not fit the conceptual model of an OpenLCB node. These conceptual differences were incorporated in some cases, but there was no attempt made on redesigning the product into a great OpenLCB Accessory Decoder, since that is not subject of this Technical Note.</text:p>
      <text:p text:style-name="P34"/>
      <text:list text:style-name="L14">
        <text:list-item>
          <text:p text:style-name="P101">Addressing</text:p>
          <text:list>
            <text:list-item>
              <text:p text:style-name="P101">The CV addressing scheme is not kept, because the address space of OpenLCB Configuration Space is not limited in size like that of DCC CVs using handheld throttles as configuration tools.</text:p>
            </text:list-item>
            <text:list-item>
              <text:p text:style-name="P101">In particular there is no reason to encode multiple options in one CV, so the upper nibble <text:span text:style-name="T15">–</text:span> lower nibble encoding that the <text:span text:style-name="T38">T</text:span>riggers and Actions use was not reproduced. The conceptual requirement for the Variables in CDI is that each variable must be independently addressable, and byte is the smallest addressing unit.</text:p>
            </text:list-item>
            <text:list-item>
              <text:p text:style-name="P102">No attempt was made to make the address layout friendly to the decoder code. In real life one might want to use the offset feature to lay out variables at aligned boundaries and repeated groups to have some nice alignment (say each repetition is 32 bytes) to allow for easier pointer manipulation.</text:p>
            </text:list-item>
          </text:list>
        </text:list-item>
        <text:list-item>
          <text:p text:style-name="P100">In a real DS54, there are subtle differences between the Switch and Aux configuration choices on the various channels. <text:span text:style-name="T34">Here we just used replication. </text:span>For a real device, they could either be separately specified or (more likely) the differences wouldn't matter in a P/C-based device. <text:span text:style-name="T34">Also for a product choice the inputs would probably be better as numbered than named.</text:span></text:p>
        </text:list-item>
        <text:list-item>
          <text:p text:style-name="P103">Commands</text:p>
          <text:list>
            <text:list-item>
              <text:p text:style-name="P105">Instead of receiving DCC turnout commands, the Output entities receive a pair of events to set the output to thrown or closed. There are alternate design options here: since each output <text:span text:style-name="T38">channel</text:span> is actually a pair of independently controllable outputs, there are four actual states (off-off, off-on, on-off, on-on). To reach all four states, a real device might want to add additional consumers and their configurable <text:span text:style-name="T35">E</text:span>vent <text:span text:style-name="T35">ID</text:span>s. <text:span text:style-name="T35">Also when receiving the DCC turnout commands, the four states interact with the “Output Type” setting in weird and wonderful ways. This was not represented in the example above.</text:span></text:p>
            </text:list-item>
          </text:list>
        </text:list-item>
        <text:list-item>
          <text:p text:style-name="P103">Inputs</text:p>
          <text:list>
            <text:list-item>
              <text:p text:style-name="P103">The input lines, symmetrically to the output lines, use a pair of <text:span text:style-name="T38">Event IDs</text:span> to generate native OpenLCB commands. For most of the use-cases this makes the Advanced Triggering feature unnecessary. For example the input's native <text:span text:style-name="T38">Event ID</text:span> can be configured to be the same as the output thrown event, which will establish both the necessary local control as well as the reporting of local control (see “Generate output events” setting). In fact this is even more powerful, since local control is not restricted to the same output channel as the input button is assigned to.</text:p>
            </text:list-item>
            <text:list-item>
              <text:p text:style-name="P103">Nevertheless, the Triggering concept was mapped into this configuration, and the Trigger can also be observed on the OpenLCB bus if needed by programming an Event ID into the Trigger producer. In a real world the user would probably either use the Active+Inactive producers or the Trigger producer, but probably not both.</text:p>
            </text:list-item>
          </text:list>
        </text:list-item>
        <text:list-item>
          <text:p text:style-name="P104">Loconet messages</text:p>
          <text:list>
            <text:list-item>
              <text:p text:style-name="P103">The original DS54 has extensive settings for generating various LocoNet messages. These are all superfluous, since the OpenLCB Event concept subsumes all the different use-cases (including power off, turnout feedback, sensor input, etc. -- <text:span text:style-name="T38">they are all just Events</text:span>)</text:p>
            </text:list-item>
          </text:list>
        </text:list-item>
        <text:list-item>
          <text:p text:style-name="P103">Local routes and turnout chaining</text:p>
          <text:list>
            <text:list-item>
              <text:p text:style-name="P103"><text:soft-page-break/>In the Producer/Consumer model in OpenLCB these features are unnecessary, because the control model natively supports throwing multiple turnouts by a single Event on the bus. Just configure the same Event ID into all the respective turnouts <text:span text:style-name="T36">for the desired direction</text:span>. It is also possible to cause the feedback message from one input to throw another turnout by configuring them for the same Event ID.</text:p>
            </text:list-item>
          </text:list>
        </text:list-item>
      </text:list>
      <text:p text:style-name="P32"/>
      <text:h text:style-name="P69" text:outline-level="2"><text:bookmark-start text:name="__RefHeading___Toc5894_3324798420"/>Notes about compression<text:bookmark-end text:name="__RefHeading___Toc5894_3324798420"/></text:h>
      <text:p text:style-name="Text_20_body">This section is non-normative notes and suggestions for implementors <text:span text:style-name="T36">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2">st</text:span> byte, since there's no need to support UTF-32BE or UTF-32LE), or the UTF-8 text for “&lt;?xml” which starts with 0x3C. (But concern about support for too many character sets!)</text:p>
      <text:p text:style-name="Text_20_body">A first byte of 0x80 <text:span text:style-name="T41">could be</text:span>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
      <text:p text:style-name="P4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text:s/>1 <text:s/>Introduction<text:tab/>1</text:p>
          <text:p text:style-name="P63"><text:s/>2 <text:s/>Annotations to the Standard<text:tab/>1</text:p>
          <text:p text:style-name="P64"><text:s/>2.1 <text:s/>Introduction<text:tab/>1</text:p>
          <text:p text:style-name="P64"><text:s/>2.2 <text:s/>Intended Use<text:tab/>1</text:p>
          <text:p text:style-name="P64"><text:s/>2.3 <text:s/>Reference and Context<text:tab/>1</text:p>
          <text:p text:style-name="P64"><text:s/>2.4 <text:s/>Content<text:tab/>2</text:p>
          <text:p text:style-name="P64"><text:s/>2.5 <text:s/>Format<text:tab/>2</text:p>
          <text:p text:style-name="P65"><text:s/>2.5.1 <text:s/>XML Elements<text:tab/>2</text:p>
          <text:p text:style-name="P66"><text:s/>2.5.1.1 <text:s/>&lt;identification&gt; Element<text:tab/>2</text:p>
          <text:p text:style-name="P66"><text:s/>2.5.1.2 <text:s/>&lt;acdi&gt; Element<text:tab/>3</text:p>
          <text:p text:style-name="P66"><text:s/>2.5.1.3 <text:s/>&lt;segment&gt; Element<text:tab/>4</text:p>
          <text:p text:style-name="P66"><text:s/>2.5.1.4 <text:s/>Data Elements<text:tab/>4</text:p>
          <text:p text:style-name="P64"><text:s/>2.6 <text:s/>Future Expansion<text:tab/>7</text:p>
          <text:p text:style-name="P63"><text:s/>3 <text:s/>Background Information<text:tab/>7</text:p>
          <text:p text:style-name="P64"><text:s/>3.1 <text:s/>Environment of Proposal<text:tab/>7</text:p>
          <text:p text:style-name="P65"><text:s/>3.1.1 <text:s/>Requirements<text:tab/>7</text:p>
          <text:p text:style-name="P65"><text:s/>3.1.2 <text:s/>Preferences<text:tab/>7</text:p>
          <text:p text:style-name="P65">Design Points<text:tab/>7</text:p>
          <text:p text:style-name="P65"><text:s/>3.1.3 <text:s/>Storage<text:tab/>8</text:p>
          <text:p text:style-name="P64"><text:s/>3.2 <text:s/>Example<text:tab/>10</text:p>
          <text:p text:style-name="P64"><text:s/>3.3 <text:s/>Notes about compression<text:tab/>15</text:p>
        </text:index-body>
      </text:table-of-content>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master-page-name="">
      <style:paragraph-properties fo:margin-left="0.5898in" fo:margin-right="0in" fo:margin-top="0in" fo:margin-bottom="0in" style:contextual-spacing="false" fo:text-indent="0in" style:auto-text-indent="false" style:page-number="auto" fo:keep-with-next="always">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use-window-font-color="true" loext:opacity="0%" style:font-name="OpenSymbol1" fo:font-family="OpenSymbol" fo:font-size="12pt" fo:language="en" fo:country="US" officeooo:rsid="001aa5af" style:font-name-asian="OpenSymbol1" style:font-family-asian="OpenSymbol" style:font-size-asian="18pt" style:font-name-complex="OpenSymbol1"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13.72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12.8799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8.89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14.50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Technical Note<draw:custom-shape text:anchor-type="char" draw:z-index="14" draw:name="PowerPlusWaterMarkObject" draw:style-name="Mgr1" draw:text-style-name="MP3" svg:width="6.9248in" svg:height="13.7217in" draw:transform="rotate (0.785398163397448) translate (-0.7875in 3.89652777777778in)"><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5</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6</text:page-number></text:span></text:span><text:span text:style-name="Page_20_Number"><text:span text:style-name="MT2"><text:s/>of </text:span></text:span><text:span text:style-name="Page_20_Number"><text:span text:style-name="MT2"><text:page-count style:num-format="1">16</text:page-count></text:span></text:span><text:span text:style-name="Page_20_Number"><text:span text:style-name="MT2"><text:s/>- </text:span></text:span><text:span text:style-name="Page_20_Number"><text:span text:style-name="MT2"><text:user-defined style:data-style-name="N0" text:name="OLCBdate">June 14, 2025</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19in" svg:y="0.2016in" svg:width="2.798in" svg:height="0.9909in" draw:z-index="24"><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ne 14, 2025</text:user-defined></text:p>
            </table:table-cell>
            <table:table-cell table:style-name="Table1.C1" office:value-type="string">
              <text:p text:style-name="MP8"><text:user-defined style:data-style-name="N0" text:name="OLCBstatus">Adopted</text:user-defined></text:p>
            </table:table-cell>
          </table:table-row>
        </table:table>
        <text:p text:style-name="Header"><draw:custom-shape text:anchor-type="char" draw:z-index="15" draw:name="PowerPlusWaterMarkObject" draw:style-name="Mgr2" draw:text-style-name="MP3" svg:width="6.4996in" svg:height="12.8795in" draw:transform="rotate (0.785398163397448) translate (-1in 2.24160104986877in)"><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1">Copyright 2011-</text:span></text:span><text:span text:style-name="Page_20_Number"><text:span text:style-name="MT1"><text:user-defined style:data-style-name="N0" text:name="OLCByear">2025</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6</text:page-count></text:span></text:span><text:span text:style-name="Page_20_Number"><text:span text:style-name="MT2"><text:s/>- </text:span></text:span><text:span text:style-name="Page_20_Number"><text:span text:style-name="MT2"><text:user-defined style:data-style-name="N0" text:name="OLCBdate">June 14, 2025</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6" draw:name="PowerPlusWaterMarkObject" draw:style-name="Mgr1" draw:text-style-name="MP3" svg:width="6.9248in" svg:height="13.7217in" draw:transform="rotate (0.785398163397448)"><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7" draw:name="PowerPlusWaterMarkObject" draw:style-name="Mgr1" draw:text-style-name="MP3" svg:width="6.9248in" svg:height="13.7217in" draw:transform="rotate (0.785398163397448)"><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8" draw:name="PowerPlusWaterMarkObject" draw:style-name="Mgr3" draw:text-style-name="MP3" svg:width="4.4878in" svg:height="8.8925in" draw:transform="skewX (5.78668724148238E-017) rotate (0.785398163397448)"><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9" draw:name="PowerPlusWaterMarkObject" draw:style-name="Mgr1" draw:text-style-name="MP3" svg:width="6.9248in" svg:height="13.7217in" draw:transform="rotate (0.785398163397448)"><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0" draw:name="PowerPlusWaterMarkObject" draw:style-name="Mgr4" draw:text-style-name="MP3" svg:width="7.3185in" svg:height="14.5016in" draw:transform="rotate (0.785398163397448)"><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1" draw:name="PowerPlusWaterMarkObject" draw:style-name="Mgr1" draw:text-style-name="MP3" svg:width="6.9248in" svg:height="13.7217in" draw:transform="rotate (0.785398163397448)"><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2" draw:name="PowerPlusWaterMarkObject" draw:style-name="Mgr1" draw:text-style-name="MP3" svg:width="6.9248in" svg:height="13.7217in" draw:transform="rotate (0.785398163397448)"><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3" draw:name="PowerPlusWaterMarkObject" draw:style-name="Mgr1" draw:text-style-name="MP3" svg:width="6.9248in" svg:height="13.7217in" draw:transform="rotate (0.785398163397448)"><text:p text:style-name="MP2"><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51</meta:editing-cycles>
    <meta:editing-duration>P1DT8H15M41S</meta:editing-duration>
    <meta:generator>LibreOffice/7.4.6.2$MacOSX_X86_64 LibreOffice_project/5b1f5509c2decdade7fda905e3e1429a67acd63d</meta:generator>
    <dc:date>2025-06-16T12:33:58.771895277</dc:date>
    <dc:creator>Bob Jacobsen</dc:creator>
    <meta:document-statistic meta:table-count="1" meta:image-count="1" meta:object-count="0" meta:page-count="16" meta:paragraph-count="378" meta:word-count="5250" meta:character-count="36945" meta:non-whitespace-character-count="30905"/>
    <meta:user-defined meta:name="OLCBdate">June 14, 2025</meta:user-defined>
    <meta:user-defined meta:name="OLCBstatus">Adopted</meta:user-defined>
    <meta:user-defined meta:name="OLCByear">2025</meta:user-defined>
  </office:meta>
</office:document-meta>
</file>